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4pt" fo:language="pt" fo:country="BR" fo:font-weight="bold" officeooo:rsid="002cc5ff" officeooo:paragraph-rsid="0003aff5" style:font-size-asian="4pt" style:font-weight-asian="bold" style:font-size-complex="4pt" style:font-weight-complex="bold"/>
    </style:style>
    <style:style style:name="P2" style:family="paragraph" style:parent-style-name="Standard">
      <style:paragraph-properties fo:text-align="center" style:justify-single-word="false"/>
      <style:text-properties fo:font-size="4pt" fo:language="pt" fo:country="BR" fo:font-weight="bold" officeooo:rsid="002941e7" officeooo:paragraph-rsid="0003aff5" style:font-size-asian="4pt" style:font-weight-asian="bold" style:font-size-complex="4pt" style:font-weight-complex="bold"/>
    </style:style>
    <style:style style:name="P3" style:family="paragraph" style:parent-style-name="Standard">
      <style:paragraph-properties fo:text-align="center" style:justify-single-word="false"/>
      <style:text-properties fo:font-size="4pt" fo:language="pt" fo:country="BR" fo:font-weight="bold" officeooo:rsid="00205825" officeooo:paragraph-rsid="0003aff5" style:font-size-asian="4pt" style:font-weight-asian="bold" style:font-size-complex="4pt" style:font-weight-complex="bold"/>
    </style:style>
    <style:style style:name="P4" style:family="paragraph" style:parent-style-name="Standard">
      <style:paragraph-properties fo:text-align="center" style:justify-single-word="false"/>
      <style:text-properties fo:font-size="4pt" fo:language="pt" fo:country="BR" fo:font-weight="bold" officeooo:rsid="0036dfec" officeooo:paragraph-rsid="0003aff5" style:font-size-asian="4pt" style:font-weight-asian="bold" style:font-size-complex="4pt" style:font-weight-complex="bold"/>
    </style:style>
    <style:style style:name="P5" style:family="paragraph" style:parent-style-name="Standard">
      <style:paragraph-properties fo:text-align="center" style:justify-single-word="false"/>
      <style:text-properties fo:font-size="4pt" fo:language="pt" fo:country="BR" fo:font-weight="bold" officeooo:rsid="003d9557" officeooo:paragraph-rsid="0003aff5" style:font-size-asian="4pt" style:font-weight-asian="bold" style:font-size-complex="4pt" style:font-weight-complex="bold"/>
    </style:style>
    <style:style style:name="P6" style:family="paragraph" style:parent-style-name="Standard">
      <style:paragraph-properties fo:text-align="center" style:justify-single-word="false"/>
      <style:text-properties fo:font-size="4pt" fo:language="pt" fo:country="BR" fo:font-weight="bold" officeooo:rsid="005722d7" officeooo:paragraph-rsid="0003aff5" style:font-size-asian="4pt" style:font-weight-asian="bold" style:font-size-complex="4pt" style:font-weight-complex="bold"/>
    </style:style>
    <style:style style:name="P7" style:family="paragraph" style:parent-style-name="Standard">
      <style:paragraph-properties fo:text-align="center" style:justify-single-word="false"/>
      <style:text-properties fo:font-size="4pt" fo:language="pt" fo:country="BR" fo:font-weight="bold" officeooo:rsid="0059199d" officeooo:paragraph-rsid="0003aff5" style:font-size-asian="4pt" style:font-weight-asian="bold" style:font-size-complex="4pt" style:font-weight-complex="bold"/>
    </style:style>
    <style:style style:name="P8" style:family="paragraph" style:parent-style-name="Standard">
      <style:paragraph-properties fo:text-align="start" style:justify-single-word="false"/>
      <style:text-properties fo:font-size="4pt" fo:language="pt" fo:country="BR" fo:font-weight="bold" officeooo:rsid="0059199d" officeooo:paragraph-rsid="0003aff5" style:font-size-asian="4pt" style:font-weight-asian="bold" style:font-size-complex="4pt" style:font-weight-complex="bold"/>
    </style:style>
    <style:style style:name="P9" style:family="paragraph" style:parent-style-name="Standard">
      <style:paragraph-properties fo:text-align="center" style:justify-single-word="false"/>
      <style:text-properties fo:font-size="4pt" fo:language="pt" fo:country="BR" fo:font-weight="bold" officeooo:rsid="00685116" officeooo:paragraph-rsid="0003aff5" style:font-size-asian="4pt" style:font-weight-asian="bold" style:font-size-complex="4pt" style:font-weight-complex="bold"/>
    </style:style>
    <style:style style:name="P10" style:family="paragraph" style:parent-style-name="Standard">
      <style:paragraph-properties fo:text-align="start" style:justify-single-word="false"/>
      <style:text-properties fo:font-size="4pt" fo:language="pt" fo:country="BR" fo:font-weight="bold" officeooo:rsid="00685116" officeooo:paragraph-rsid="0003aff5" style:font-size-asian="4pt" style:font-weight-asian="bold" style:font-size-complex="4pt" style:font-weight-complex="bold"/>
    </style:style>
    <style:style style:name="P11" style:family="paragraph" style:parent-style-name="Standard">
      <style:paragraph-properties fo:text-align="center" style:justify-single-word="false"/>
      <style:text-properties fo:font-size="4pt" fo:language="pt" fo:country="BR" fo:font-weight="bold" officeooo:rsid="0069b69b" officeooo:paragraph-rsid="0003aff5" style:font-size-asian="4pt" style:font-weight-asian="bold" style:font-size-complex="4pt" style:font-weight-complex="bold"/>
    </style:style>
    <style:style style:name="P12" style:family="paragraph" style:parent-style-name="Standard">
      <style:paragraph-properties fo:text-align="center" style:justify-single-word="false"/>
      <style:text-properties fo:font-size="4pt" fo:language="pt" fo:country="BR" fo:font-weight="bold" officeooo:rsid="001ed1ef" officeooo:paragraph-rsid="0003aff5" style:font-size-asian="4pt" style:font-weight-asian="bold" style:font-size-complex="4pt" style:font-weight-complex="bold"/>
    </style:style>
    <style:style style:name="P13" style:family="paragraph" style:parent-style-name="Standard">
      <style:paragraph-properties fo:text-align="center" style:justify-single-word="false"/>
      <style:text-properties fo:font-size="4pt" fo:language="pt" fo:country="BR" fo:font-weight="bold" officeooo:rsid="00214b2f" officeooo:paragraph-rsid="0003aff5" style:font-size-asian="4pt" style:font-weight-asian="bold" style:font-size-complex="4pt" style:font-weight-complex="bold"/>
    </style:style>
    <style:style style:name="P14" style:family="paragraph" style:parent-style-name="Standard">
      <style:paragraph-properties fo:text-align="center" style:justify-single-word="false"/>
      <style:text-properties fo:font-size="4pt" fo:language="pt" fo:country="BR" fo:font-weight="bold" officeooo:rsid="00603239" officeooo:paragraph-rsid="0003aff5" style:font-size-asian="4pt" style:font-weight-asian="bold" style:font-size-complex="4pt" style:font-weight-complex="bold"/>
    </style:style>
    <style:style style:name="P15" style:family="paragraph" style:parent-style-name="Standard">
      <style:paragraph-properties fo:text-align="center" style:justify-single-word="false"/>
      <style:text-properties fo:font-size="4pt" fo:language="pt" fo:country="BR" fo:font-weight="bold" officeooo:rsid="00319b3a" officeooo:paragraph-rsid="0003aff5" style:font-size-asian="4pt" style:font-weight-asian="bold" style:font-size-complex="4pt" style:font-weight-complex="bold"/>
    </style:style>
    <style:style style:name="P16" style:family="paragraph" style:parent-style-name="Standard">
      <style:paragraph-properties fo:text-align="start" style:justify-single-word="false"/>
      <style:text-properties fo:font-size="4pt" fo:language="pt" fo:country="BR" fo:font-weight="bold" officeooo:rsid="00319b3a" officeooo:paragraph-rsid="0003aff5" style:font-size-asian="4pt" style:font-weight-asian="bold" style:font-size-complex="4pt" style:font-weight-complex="bold"/>
    </style:style>
    <style:style style:name="P17" style:family="paragraph" style:parent-style-name="Standard">
      <style:paragraph-properties fo:text-align="center" style:justify-single-word="false"/>
      <style:text-properties fo:font-size="4pt" fo:language="pt" fo:country="BR" fo:font-weight="bold" officeooo:rsid="0005855f" officeooo:paragraph-rsid="0005855f" style:font-size-asian="4pt" style:font-weight-asian="bold" style:font-size-complex="4pt" style:font-weight-complex="bold"/>
    </style:style>
    <style:style style:name="P18" style:family="paragraph" style:parent-style-name="Standard">
      <style:paragraph-properties fo:text-align="center" style:justify-single-word="false"/>
      <style:text-properties fo:font-size="4pt" fo:language="pt" fo:country="BR" fo:font-weight="bold" officeooo:rsid="00069aeb" officeooo:paragraph-rsid="00069aeb" style:font-size-asian="4pt" style:font-weight-asian="bold" style:font-size-complex="4pt" style:font-weight-complex="bold"/>
    </style:style>
    <style:style style:name="P19" style:family="paragraph" style:parent-style-name="Standard">
      <style:paragraph-properties fo:text-align="center" style:justify-single-word="false"/>
      <style:text-properties fo:font-size="4pt" fo:language="pt" fo:country="BR" fo:font-weight="bold" officeooo:rsid="003a08f4" officeooo:paragraph-rsid="0003aff5" style:font-size-asian="4pt" style:font-weight-asian="bold" style:font-size-complex="4pt" style:font-weight-complex="bold"/>
    </style:style>
    <style:style style:name="P20" style:family="paragraph" style:parent-style-name="Standard">
      <style:paragraph-properties fo:text-align="center" style:justify-single-word="false"/>
      <style:text-properties fo:font-size="4pt" fo:language="pt" fo:country="BR" fo:font-weight="bold" officeooo:rsid="003fb785" officeooo:paragraph-rsid="0003aff5" style:font-size-asian="4pt" style:font-weight-asian="bold" style:font-size-complex="4pt" style:font-weight-complex="bold"/>
    </style:style>
    <style:style style:name="P21" style:family="paragraph" style:parent-style-name="Standard">
      <style:paragraph-properties fo:text-align="center" style:justify-single-word="false"/>
      <style:text-properties fo:font-size="4pt" fo:language="pt" fo:country="BR" fo:font-weight="bold" officeooo:rsid="00424663" officeooo:paragraph-rsid="0003aff5" style:font-size-asian="4pt" style:font-weight-asian="bold" style:font-size-complex="4pt" style:font-weight-complex="bold"/>
    </style:style>
    <style:style style:name="P22" style:family="paragraph" style:parent-style-name="Standard">
      <style:paragraph-properties fo:text-align="center" style:justify-single-word="false"/>
      <style:text-properties fo:font-size="4pt" fo:language="pt" fo:country="BR" fo:font-weight="bold" officeooo:rsid="005b56a0" officeooo:paragraph-rsid="0003aff5" style:font-size-asian="4pt" style:font-weight-asian="bold" style:font-size-complex="4pt" style:font-weight-complex="bold"/>
    </style:style>
    <style:style style:name="P23" style:family="paragraph" style:parent-style-name="Standard">
      <style:paragraph-properties fo:text-align="center" style:justify-single-word="false"/>
      <style:text-properties fo:font-size="4pt" fo:language="pt" fo:country="BR" fo:font-weight="bold" officeooo:rsid="005e88c9" officeooo:paragraph-rsid="0003aff5" style:font-size-asian="4pt" style:font-weight-asian="bold" style:font-size-complex="4pt" style:font-weight-complex="bold"/>
    </style:style>
    <style:style style:name="P24" style:family="paragraph" style:parent-style-name="Standard">
      <style:paragraph-properties fo:text-align="center" style:justify-single-word="false"/>
      <style:text-properties fo:font-size="4pt" fo:language="pt" fo:country="BR" fo:font-weight="bold" officeooo:rsid="006038ae" officeooo:paragraph-rsid="0003aff5" style:font-size-asian="4pt" style:font-weight-asian="bold" style:font-size-complex="4pt" style:font-weight-complex="bold"/>
    </style:style>
    <style:style style:name="P25" style:family="paragraph" style:parent-style-name="Standard">
      <style:paragraph-properties fo:text-align="center" style:justify-single-word="false"/>
      <style:text-properties fo:font-size="4pt" fo:language="pt" fo:country="BR" fo:font-weight="bold" officeooo:rsid="006461b5" officeooo:paragraph-rsid="0003aff5" style:font-size-asian="4pt" style:font-weight-asian="bold" style:font-size-complex="4pt" style:font-weight-complex="bold"/>
    </style:style>
    <style:style style:name="P26" style:family="paragraph" style:parent-style-name="Standard">
      <style:paragraph-properties fo:text-align="center" style:justify-single-word="false"/>
      <style:text-properties fo:font-size="4pt" fo:language="pt" fo:country="BR" fo:font-weight="bold" officeooo:rsid="007279a2" officeooo:paragraph-rsid="0003aff5" style:font-size-asian="4pt" style:font-weight-asian="bold" style:font-size-complex="4pt" style:font-weight-complex="bold"/>
    </style:style>
    <style:style style:name="P27" style:family="paragraph" style:parent-style-name="Standard">
      <style:paragraph-properties fo:text-align="center" style:justify-single-word="false"/>
      <style:text-properties fo:font-size="4pt" fo:language="pt" fo:country="BR" fo:font-weight="bold" officeooo:rsid="00727d0c" officeooo:paragraph-rsid="0003aff5" style:font-size-asian="4pt" style:font-weight-asian="bold" style:font-size-complex="4pt" style:font-weight-complex="bold"/>
    </style:style>
    <style:style style:name="P28" style:family="paragraph" style:parent-style-name="Standard">
      <style:paragraph-properties fo:text-align="center" style:justify-single-word="false"/>
      <style:text-properties fo:font-size="4pt" fo:language="pt" fo:country="BR" fo:font-weight="bold" officeooo:rsid="00794016" officeooo:paragraph-rsid="0003aff5" style:font-size-asian="4pt" style:font-weight-asian="bold" style:font-size-complex="4pt" style:font-weight-complex="bold"/>
    </style:style>
    <style:style style:name="P29" style:family="paragraph" style:parent-style-name="Standard">
      <style:paragraph-properties fo:text-align="center" style:justify-single-word="false"/>
      <style:text-properties fo:font-size="4pt" fo:language="pt" fo:country="BR" fo:font-weight="bold" officeooo:rsid="007a4901" officeooo:paragraph-rsid="0003aff5" style:font-size-asian="4pt" style:font-weight-asian="bold" style:font-size-complex="4pt" style:font-weight-complex="bold"/>
    </style:style>
    <style:style style:name="P30" style:family="paragraph" style:parent-style-name="Standard">
      <style:paragraph-properties fo:text-align="center" style:justify-single-word="false"/>
      <style:text-properties fo:font-size="4pt" fo:language="pt" fo:country="BR" fo:font-weight="bold" officeooo:rsid="00883fcb" officeooo:paragraph-rsid="00883fcb" style:font-size-asian="4pt" style:font-weight-asian="bold" style:font-size-complex="4pt" style:font-weight-complex="bold"/>
    </style:style>
    <style:style style:name="P31" style:family="paragraph" style:parent-style-name="Standard">
      <style:paragraph-properties fo:text-align="start" style:justify-single-word="false"/>
      <style:text-properties fo:font-size="4pt" fo:language="pt" fo:country="BR" fo:font-weight="bold" officeooo:rsid="00883fcb" officeooo:paragraph-rsid="00883fcb" style:font-size-asian="4pt" style:font-weight-asian="bold" style:font-size-complex="4pt" style:font-weight-complex="bold"/>
    </style:style>
    <style:style style:name="P32" style:family="paragraph" style:parent-style-name="Standard">
      <style:paragraph-properties fo:text-align="center" style:justify-single-word="false"/>
      <style:text-properties fo:font-size="4pt" fo:language="pt" fo:country="BR" fo:font-weight="bold" officeooo:rsid="0089aff4" officeooo:paragraph-rsid="0089aff4" style:font-size-asian="4pt" style:font-weight-asian="bold" style:font-size-complex="4pt" style:font-weight-complex="bold"/>
    </style:style>
    <style:style style:name="P33" style:family="paragraph" style:parent-style-name="Standard">
      <style:paragraph-properties fo:text-align="center" style:justify-single-word="false"/>
      <style:text-properties fo:font-size="4pt" fo:language="pt" fo:country="BR" fo:font-weight="bold" officeooo:rsid="008b47b0" officeooo:paragraph-rsid="008b47b0" style:font-size-asian="4pt" style:font-weight-asian="bold" style:font-size-complex="4pt" style:font-weight-complex="bold"/>
    </style:style>
    <style:style style:name="P34" style:family="paragraph" style:parent-style-name="Standard">
      <style:paragraph-properties fo:text-align="start" style:justify-single-word="false"/>
      <style:text-properties fo:font-size="4pt" fo:language="pt" fo:country="BR" fo:font-weight="bold" officeooo:rsid="008b47b0" officeooo:paragraph-rsid="008b47b0" style:font-size-asian="4pt" style:font-weight-asian="bold" style:font-size-complex="4pt" style:font-weight-complex="bold"/>
    </style:style>
    <style:style style:name="P35" style:family="paragraph" style:parent-style-name="Standard">
      <style:paragraph-properties fo:text-align="center" style:justify-single-word="false"/>
      <style:text-properties fo:font-size="4pt" fo:language="pt" fo:country="BR" fo:font-weight="bold" officeooo:rsid="009255cb" officeooo:paragraph-rsid="009255cb" style:font-size-asian="4pt" style:font-weight-asian="bold" style:font-size-complex="4pt" style:font-weight-complex="bold"/>
    </style:style>
    <style:style style:name="P36" style:family="paragraph" style:parent-style-name="Standard">
      <style:paragraph-properties fo:text-align="center" style:justify-single-word="false"/>
      <style:text-properties fo:font-size="4pt" fo:language="pt" fo:country="BR" fo:font-weight="bold" officeooo:rsid="008878fb" officeooo:paragraph-rsid="0003aff5" style:font-size-asian="4pt" style:font-weight-asian="bold" style:font-size-complex="4pt" style:font-weight-complex="bold"/>
    </style:style>
    <style:style style:name="P37" style:family="paragraph" style:parent-style-name="Standard">
      <style:paragraph-properties fo:text-align="center" style:justify-single-word="false"/>
      <style:text-properties fo:font-size="4pt" fo:language="pt" fo:country="BR" fo:font-weight="bold" officeooo:rsid="0089fa10" officeooo:paragraph-rsid="0003aff5" style:font-size-asian="4pt" style:font-weight-asian="bold" style:font-size-complex="4pt" style:font-weight-complex="bold"/>
    </style:style>
    <style:style style:name="P38" style:family="paragraph" style:parent-style-name="Standard">
      <style:paragraph-properties fo:text-align="center" style:justify-single-word="false"/>
      <style:text-properties fo:font-size="4pt" fo:language="pt" fo:country="BR" fo:font-weight="bold" officeooo:rsid="00aaedd9" officeooo:paragraph-rsid="0003aff5" style:font-size-asian="4pt" style:font-weight-asian="bold" style:font-size-complex="4pt" style:font-weight-complex="bold"/>
    </style:style>
    <style:style style:name="P39" style:family="paragraph" style:parent-style-name="Standard">
      <style:paragraph-properties fo:text-align="center" style:justify-single-word="false"/>
      <style:text-properties fo:font-size="4pt" fo:language="pt" fo:country="BR" fo:font-weight="bold" officeooo:rsid="00220ed1" officeooo:paragraph-rsid="00220ed1" style:font-size-asian="4pt" style:font-weight-asian="bold" style:font-size-complex="4pt" style:font-weight-complex="bold"/>
    </style:style>
    <style:style style:name="P40" style:family="paragraph" style:parent-style-name="Standard">
      <style:paragraph-properties fo:text-align="center" style:justify-single-word="false"/>
      <style:text-properties fo:font-size="4pt" fo:language="pt" fo:country="BR" fo:font-weight="bold" officeooo:rsid="002a23e9" officeooo:paragraph-rsid="002a23e9" style:font-size-asian="4pt" style:font-weight-asian="bold" style:font-size-complex="4pt" style:font-weight-complex="bold"/>
    </style:style>
    <style:style style:name="P41" style:family="paragraph" style:parent-style-name="Standard">
      <style:paragraph-properties fo:text-align="center" style:justify-single-word="false"/>
      <style:text-properties fo:font-size="4pt" fo:language="pt" fo:country="BR" fo:font-weight="bold" officeooo:rsid="0076d88c" officeooo:paragraph-rsid="0076d88c" style:font-size-asian="4pt" style:font-weight-asian="bold" style:font-size-complex="4pt" style:font-weight-complex="bold"/>
    </style:style>
    <style:style style:name="P42" style:family="paragraph" style:parent-style-name="Standard">
      <style:paragraph-properties fo:text-align="center" style:justify-single-word="false"/>
      <style:text-properties fo:font-size="4pt" fo:language="pt" fo:country="BR" fo:font-weight="bold" officeooo:rsid="0079b34e" officeooo:paragraph-rsid="0079b34e" style:font-size-asian="4pt" style:font-weight-asian="bold" style:font-size-complex="4pt" style:font-weight-complex="bold"/>
    </style:style>
    <style:style style:name="P43" style:family="paragraph" style:parent-style-name="Standard">
      <style:paragraph-properties fo:text-align="center" style:justify-single-word="false"/>
      <style:text-properties fo:font-size="4pt" fo:language="pt" fo:country="BR" fo:font-weight="bold" officeooo:rsid="007d339f" officeooo:paragraph-rsid="007d339f" style:font-size-asian="4pt" style:font-weight-asian="bold" style:font-size-complex="4pt" style:font-weight-complex="bold"/>
    </style:style>
    <style:style style:name="P44" style:family="paragraph" style:parent-style-name="Standard">
      <style:paragraph-properties fo:text-align="center" style:justify-single-word="false"/>
      <style:text-properties fo:font-size="4pt" fo:language="pt" fo:country="BR" fo:font-weight="bold" officeooo:rsid="003124dc" officeooo:paragraph-rsid="0003aff5" style:font-size-asian="4pt" style:font-weight-asian="bold" style:font-size-complex="4pt" style:font-weight-complex="bold"/>
    </style:style>
    <style:style style:name="P45" style:family="paragraph" style:parent-style-name="Standard">
      <style:paragraph-properties fo:text-align="center" style:justify-single-word="false"/>
      <style:text-properties fo:font-size="4pt" fo:language="pt" fo:country="BR" fo:font-weight="bold" officeooo:rsid="00ac79e2" officeooo:paragraph-rsid="00ac79e2" style:font-size-asian="4pt" style:font-weight-asian="bold" style:font-size-complex="4pt" style:font-weight-complex="bold"/>
    </style:style>
    <style:style style:name="P46" style:family="paragraph" style:parent-style-name="Standard">
      <style:paragraph-properties fo:text-align="center" style:justify-single-word="false"/>
      <style:text-properties fo:font-size="4pt" fo:language="pt" fo:country="BR" fo:font-weight="bold" officeooo:rsid="00aeed8d" officeooo:paragraph-rsid="00aeed8d" style:font-size-asian="4pt" style:font-weight-asian="bold" style:font-size-complex="4pt" style:font-weight-complex="bold"/>
    </style:style>
    <style:style style:name="P47" style:family="paragraph" style:parent-style-name="Standard">
      <style:paragraph-properties fo:text-align="center" style:justify-single-word="false"/>
      <style:text-properties fo:font-size="4pt" fo:language="pt" fo:country="BR" fo:font-weight="bold" officeooo:rsid="00b28825" officeooo:paragraph-rsid="00b28825" style:font-size-asian="4pt" style:font-weight-asian="bold" style:font-size-complex="4pt" style:font-weight-complex="bold"/>
    </style:style>
    <style:style style:name="P48" style:family="paragraph" style:parent-style-name="Standard">
      <style:paragraph-properties fo:text-align="center" style:justify-single-word="false"/>
      <style:text-properties fo:font-size="4pt" fo:language="pt" fo:country="BR" fo:font-weight="bold" officeooo:rsid="00b5f6f5" officeooo:paragraph-rsid="00b5f6f5" style:font-size-asian="4pt" style:font-weight-asian="bold" style:font-size-complex="4pt" style:font-weight-complex="bold"/>
    </style:style>
    <style:style style:name="P49" style:family="paragraph" style:parent-style-name="Standard">
      <style:paragraph-properties fo:text-align="center" style:justify-single-word="false"/>
      <style:text-properties fo:font-size="4pt" fo:language="pt" fo:country="BR" fo:font-weight="bold" officeooo:rsid="00b982b7" officeooo:paragraph-rsid="00b982b7" style:font-size-asian="4pt" style:font-weight-asian="bold" style:font-size-complex="4pt" style:font-weight-complex="bold"/>
    </style:style>
    <style:style style:name="P50" style:family="paragraph" style:parent-style-name="Standard">
      <style:paragraph-properties fo:text-align="center" style:justify-single-word="false"/>
      <style:text-properties fo:font-size="4pt" fo:language="pt" fo:country="BR" fo:font-weight="bold" officeooo:rsid="00bcc32e" officeooo:paragraph-rsid="00bcc32e" style:font-size-asian="4pt" style:font-weight-asian="bold" style:font-size-complex="4pt" style:font-weight-complex="bold"/>
    </style:style>
    <style:style style:name="P51" style:family="paragraph" style:parent-style-name="Standard">
      <style:paragraph-properties fo:text-align="center" style:justify-single-word="false"/>
      <style:text-properties fo:font-size="4pt" fo:language="pt" fo:country="BR" fo:font-weight="bold" officeooo:rsid="00be3c4a" officeooo:paragraph-rsid="00be3c4a" style:font-size-asian="4pt" style:font-weight-asian="bold" style:font-size-complex="4pt" style:font-weight-complex="bold"/>
    </style:style>
    <style:style style:name="P52" style:family="paragraph" style:parent-style-name="Standard">
      <style:paragraph-properties fo:text-align="center" style:justify-single-word="false"/>
      <style:text-properties fo:font-size="4pt" fo:language="pt" fo:country="BR" fo:font-weight="bold" officeooo:rsid="00c33e8e" officeooo:paragraph-rsid="00c33e8e" style:font-size-asian="4pt" style:font-weight-asian="bold" style:font-size-complex="4pt" style:font-weight-complex="bold"/>
    </style:style>
    <style:style style:name="P53" style:family="paragraph" style:parent-style-name="Standard">
      <style:paragraph-properties fo:text-align="center" style:justify-single-word="false"/>
      <style:text-properties fo:font-size="4pt" fo:language="pt" fo:country="BR" fo:font-weight="bold" officeooo:rsid="00cda411" officeooo:paragraph-rsid="00cda411" style:font-size-asian="4pt" style:font-weight-asian="bold" style:font-size-complex="4pt" style:font-weight-complex="bold"/>
    </style:style>
    <style:style style:name="P54" style:family="paragraph" style:parent-style-name="Standard">
      <style:paragraph-properties fo:text-align="center" style:justify-single-word="false"/>
      <style:text-properties fo:font-size="4pt" fo:language="pt" fo:country="BR" fo:font-weight="bold" officeooo:rsid="00cf9566" officeooo:paragraph-rsid="00cf9566" style:font-size-asian="4pt" style:font-weight-asian="bold" style:font-size-complex="4pt" style:font-weight-complex="bold"/>
    </style:style>
    <style:style style:name="P55" style:family="paragraph" style:parent-style-name="Standard">
      <style:paragraph-properties fo:text-align="center" style:justify-single-word="false"/>
      <style:text-properties fo:font-size="4pt" fo:language="pt" fo:country="BR" fo:font-weight="bold" officeooo:rsid="00d4a5d9" officeooo:paragraph-rsid="00d4a5d9" style:font-size-asian="4pt" style:font-weight-asian="bold" style:font-size-complex="4pt" style:font-weight-complex="bold"/>
    </style:style>
    <style:style style:name="P56" style:family="paragraph" style:parent-style-name="Standard">
      <style:paragraph-properties fo:text-align="center" style:justify-single-word="false"/>
      <style:text-properties fo:font-size="4pt" fo:language="pt" fo:country="BR" fo:font-weight="bold" officeooo:rsid="00d7ecde" officeooo:paragraph-rsid="00d7ecde" style:font-size-asian="4pt" style:font-weight-asian="bold" style:font-size-complex="4pt" style:font-weight-complex="bold"/>
    </style:style>
    <style:style style:name="P57" style:family="paragraph" style:parent-style-name="Standard">
      <style:paragraph-properties fo:text-align="center" style:justify-single-word="false"/>
      <style:text-properties fo:font-size="4pt" fo:language="pt" fo:country="BR" fo:font-weight="bold" officeooo:rsid="00d9d9f5" officeooo:paragraph-rsid="00d9d9f5" style:font-size-asian="4pt" style:font-weight-asian="bold" style:font-size-complex="4pt" style:font-weight-complex="bold"/>
    </style:style>
    <style:style style:name="P58" style:family="paragraph" style:parent-style-name="Standard">
      <style:paragraph-properties fo:text-align="center" style:justify-single-word="false"/>
      <style:text-properties fo:font-size="4pt" fo:language="pt" fo:country="BR" fo:font-weight="bold" officeooo:rsid="00df3e3d" officeooo:paragraph-rsid="00df3e3d" style:font-size-asian="4pt" style:font-weight-asian="bold" style:font-size-complex="4pt" style:font-weight-complex="bold"/>
    </style:style>
    <style:style style:name="P59" style:family="paragraph" style:parent-style-name="Standard">
      <style:paragraph-properties fo:text-align="center" style:justify-single-word="false"/>
      <style:text-properties fo:font-size="4pt" fo:language="pt" fo:country="BR" fo:font-weight="bold" officeooo:rsid="00e67930" officeooo:paragraph-rsid="00e67930" style:font-size-asian="4pt" style:font-weight-asian="bold" style:font-size-complex="4pt" style:font-weight-complex="bold"/>
    </style:style>
    <style:style style:name="P60" style:family="paragraph" style:parent-style-name="Standard">
      <style:paragraph-properties fo:text-align="center" style:justify-single-word="false"/>
      <style:text-properties fo:font-size="4pt" fo:language="pt" fo:country="BR" fo:font-weight="bold" officeooo:rsid="00e79585" officeooo:paragraph-rsid="00e79585" style:font-size-asian="4pt" style:font-weight-asian="bold" style:font-size-complex="4pt" style:font-weight-complex="bold"/>
    </style:style>
    <style:style style:name="P61" style:family="paragraph" style:parent-style-name="Standard">
      <style:paragraph-properties fo:text-align="center" style:justify-single-word="false"/>
      <style:text-properties fo:font-size="4pt" fo:language="pt" fo:country="BR" fo:font-weight="bold" officeooo:rsid="00e99bda" officeooo:paragraph-rsid="00e99bda" style:font-size-asian="4pt" style:font-weight-asian="bold" style:font-size-complex="4pt" style:font-weight-complex="bold"/>
    </style:style>
    <style:style style:name="P62" style:family="paragraph" style:parent-style-name="Standard">
      <style:paragraph-properties fo:text-align="center" style:justify-single-word="false"/>
      <style:text-properties fo:font-size="4pt" fo:language="pt" fo:country="BR" fo:font-weight="bold" officeooo:rsid="00eab599" officeooo:paragraph-rsid="00eab599" style:font-size-asian="4pt" style:font-weight-asian="bold" style:font-size-complex="4pt" style:font-weight-complex="bold"/>
    </style:style>
    <style:style style:name="P63" style:family="paragraph" style:parent-style-name="Standard">
      <style:paragraph-properties fo:text-align="center" style:justify-single-word="false"/>
      <style:text-properties fo:font-size="4pt" fo:language="pt" fo:country="BR" fo:font-weight="bold" officeooo:rsid="00ed1e47" officeooo:paragraph-rsid="00ed1e47" style:font-size-asian="4pt" style:font-weight-asian="bold" style:font-size-complex="4pt" style:font-weight-complex="bold"/>
    </style:style>
    <style:style style:name="P64" style:family="paragraph" style:parent-style-name="Standard">
      <style:paragraph-properties fo:text-align="center" style:justify-single-word="false"/>
      <style:text-properties fo:font-size="4pt" fo:language="pt" fo:country="BR" fo:font-weight="bold" officeooo:rsid="00f18699" officeooo:paragraph-rsid="00f18699" style:font-size-asian="4pt" style:font-weight-asian="bold" style:font-size-complex="4pt" style:font-weight-complex="bold"/>
    </style:style>
    <style:style style:name="P65" style:family="paragraph" style:parent-style-name="Standard">
      <style:paragraph-properties fo:text-align="start" style:justify-single-word="false"/>
      <style:text-properties fo:font-size="4pt" fo:language="pt" fo:country="BR" fo:font-weight="bold" officeooo:rsid="00f18699" officeooo:paragraph-rsid="00f18699" style:font-size-asian="4pt" style:font-weight-asian="bold" style:font-size-complex="4pt" style:font-weight-complex="bold"/>
    </style:style>
    <style:style style:name="P66" style:family="paragraph" style:parent-style-name="Standard">
      <style:paragraph-properties fo:text-align="center" style:justify-single-word="false"/>
      <style:text-properties fo:font-size="4pt" fo:language="pt" fo:country="BR" fo:font-weight="bold" officeooo:rsid="00f305bd" officeooo:paragraph-rsid="00f305bd" style:font-size-asian="4pt" style:font-weight-asian="bold" style:font-size-complex="4pt" style:font-weight-complex="bold"/>
    </style:style>
    <style:style style:name="P67" style:family="paragraph" style:parent-style-name="Standard">
      <style:paragraph-properties fo:text-align="center" style:justify-single-word="false"/>
      <style:text-properties fo:font-size="4pt" fo:language="pt" fo:country="BR" fo:font-weight="bold" officeooo:rsid="00f48743" officeooo:paragraph-rsid="00f48743" style:font-size-asian="4pt" style:font-weight-asian="bold" style:font-size-complex="4pt" style:font-weight-complex="bold"/>
    </style:style>
    <style:style style:name="P68" style:family="paragraph" style:parent-style-name="Standard">
      <style:paragraph-properties fo:text-align="center" style:justify-single-word="false"/>
      <style:text-properties fo:font-size="4pt" fo:language="pt" fo:country="BR" fo:font-weight="bold" officeooo:rsid="00f71801" officeooo:paragraph-rsid="00f71801" style:font-size-asian="4pt" style:font-weight-asian="bold" style:font-size-complex="4pt" style:font-weight-complex="bold"/>
    </style:style>
    <style:style style:name="P69" style:family="paragraph" style:parent-style-name="Standard">
      <style:paragraph-properties fo:text-align="center" style:justify-single-word="false"/>
      <style:text-properties fo:font-size="4pt" fo:language="pt" fo:country="BR" fo:font-weight="bold" officeooo:rsid="00f9a9e6" officeooo:paragraph-rsid="00f9a9e6" style:font-size-asian="4pt" style:font-weight-asian="bold" style:font-size-complex="4pt" style:font-weight-complex="bold"/>
    </style:style>
    <style:style style:name="P70" style:family="paragraph" style:parent-style-name="Standard">
      <style:paragraph-properties fo:text-align="center" style:justify-single-word="false"/>
      <style:text-properties fo:font-size="4pt" fo:language="pt" fo:country="BR" fo:font-weight="bold" officeooo:rsid="00fa0749" officeooo:paragraph-rsid="00fa0749" style:font-size-asian="4pt" style:font-weight-asian="bold" style:font-size-complex="4pt" style:font-weight-complex="bold"/>
    </style:style>
    <style:style style:name="P71" style:family="paragraph" style:parent-style-name="Standard">
      <style:paragraph-properties fo:text-align="center" style:justify-single-word="false"/>
      <style:text-properties fo:font-size="4pt" fo:language="pt" fo:country="BR" fo:font-weight="bold" officeooo:rsid="01016bd3" officeooo:paragraph-rsid="01016bd3" style:font-size-asian="4pt" style:font-weight-asian="bold" style:font-size-complex="4pt" style:font-weight-complex="bold"/>
    </style:style>
    <style:style style:name="P72" style:family="paragraph" style:parent-style-name="Standard">
      <style:paragraph-properties fo:text-align="center" style:justify-single-word="false"/>
      <style:text-properties fo:font-size="4pt" fo:language="pt" fo:country="BR" fo:font-weight="bold" officeooo:rsid="010b25c9" officeooo:paragraph-rsid="010b25c9" style:font-size-asian="4pt" style:font-weight-asian="bold" style:font-size-complex="4pt" style:font-weight-complex="bold"/>
    </style:style>
    <style:style style:name="P73" style:family="paragraph" style:parent-style-name="Standard">
      <style:paragraph-properties fo:text-align="center" style:justify-single-word="false"/>
      <style:text-properties fo:font-size="4pt" fo:language="pt" fo:country="BR" fo:font-weight="bold" officeooo:rsid="010dcf2b" officeooo:paragraph-rsid="010dcf2b" style:font-size-asian="4pt" style:font-weight-asian="bold" style:font-size-complex="4pt" style:font-weight-complex="bold"/>
    </style:style>
    <style:style style:name="P74" style:family="paragraph" style:parent-style-name="Standard">
      <style:paragraph-properties fo:text-align="center" style:justify-single-word="false"/>
      <style:text-properties fo:font-size="4pt" fo:language="pt" fo:country="BR" fo:font-weight="bold" officeooo:rsid="010df796" officeooo:paragraph-rsid="010df796" style:font-size-asian="4pt" style:font-weight-asian="bold" style:font-size-complex="4pt" style:font-weight-complex="bold"/>
    </style:style>
    <style:style style:name="P75" style:family="paragraph" style:parent-style-name="Standard">
      <style:paragraph-properties fo:text-align="center" style:justify-single-word="false"/>
      <style:text-properties fo:font-size="4pt" fo:language="pt" fo:country="BR" fo:font-weight="bold" officeooo:rsid="010e2aac" officeooo:paragraph-rsid="010e2aac" style:font-size-asian="4pt" style:font-weight-asian="bold" style:font-size-complex="4pt" style:font-weight-complex="bold"/>
    </style:style>
    <style:style style:name="P76" style:family="paragraph" style:parent-style-name="Standard">
      <style:paragraph-properties fo:text-align="center" style:justify-single-word="false"/>
      <style:text-properties fo:font-size="4pt" fo:language="pt" fo:country="BR" fo:font-weight="bold" officeooo:rsid="010ece01" officeooo:paragraph-rsid="010ece01" style:font-size-asian="4pt" style:font-weight-asian="bold" style:font-size-complex="4pt" style:font-weight-complex="bold"/>
    </style:style>
    <style:style style:name="P77" style:family="paragraph" style:parent-style-name="Standard">
      <style:paragraph-properties fo:text-align="center" style:justify-single-word="false"/>
      <style:text-properties fo:font-size="4pt" fo:language="pt" fo:country="BR" fo:font-weight="bold" officeooo:rsid="01122e88" officeooo:paragraph-rsid="01122e88" style:font-size-asian="4pt" style:font-weight-asian="bold" style:font-size-complex="4pt" style:font-weight-complex="bold"/>
    </style:style>
    <style:style style:name="P78" style:family="paragraph" style:parent-style-name="Standard">
      <style:paragraph-properties fo:text-align="center" style:justify-single-word="false"/>
      <style:text-properties fo:font-size="4pt" fo:language="pt" fo:country="BR" fo:font-weight="bold" officeooo:rsid="011612b8" officeooo:paragraph-rsid="011612b8" style:font-size-asian="4pt" style:font-weight-asian="bold" style:font-size-complex="4pt" style:font-weight-complex="bold"/>
    </style:style>
    <style:style style:name="P79" style:family="paragraph" style:parent-style-name="Standard">
      <style:paragraph-properties fo:text-align="center" style:justify-single-word="false"/>
      <style:text-properties fo:font-size="4pt" fo:language="pt" fo:country="BR" fo:font-weight="bold" officeooo:rsid="0118515e" officeooo:paragraph-rsid="0118515e" style:font-size-asian="4pt" style:font-weight-asian="bold" style:font-size-complex="4pt" style:font-weight-complex="bold"/>
    </style:style>
    <style:style style:name="P80" style:family="paragraph" style:parent-style-name="Standard">
      <style:paragraph-properties fo:text-align="center" style:justify-single-word="false"/>
      <style:text-properties fo:font-size="4pt" fo:language="pt" fo:country="BR" fo:font-weight="bold" officeooo:rsid="011af508" officeooo:paragraph-rsid="011af508" style:font-size-asian="4pt" style:font-weight-asian="bold" style:font-size-complex="4pt" style:font-weight-complex="bold"/>
    </style:style>
    <style:style style:name="P81" style:family="paragraph" style:parent-style-name="Standard">
      <style:paragraph-properties fo:text-align="center" style:justify-single-word="false"/>
      <style:text-properties fo:font-size="4pt" fo:language="pt" fo:country="BR" fo:font-weight="bold" officeooo:rsid="011be86a" officeooo:paragraph-rsid="011be86a" style:font-size-asian="4pt" style:font-weight-asian="bold" style:font-size-complex="4pt" style:font-weight-complex="bold"/>
    </style:style>
    <style:style style:name="P82" style:family="paragraph" style:parent-style-name="Standard">
      <style:paragraph-properties fo:text-align="center" style:justify-single-word="false"/>
      <style:text-properties fo:font-size="4pt" fo:language="pt" fo:country="BR" fo:font-weight="bold" officeooo:rsid="011f9768" officeooo:paragraph-rsid="011f9768" style:font-size-asian="4pt" style:font-weight-asian="bold" style:font-size-complex="4pt" style:font-weight-complex="bold"/>
    </style:style>
    <style:style style:name="P83" style:family="paragraph" style:parent-style-name="Standard">
      <style:paragraph-properties fo:text-align="center" style:justify-single-word="false"/>
      <style:text-properties fo:font-size="4pt" fo:language="pt" fo:country="BR" fo:font-weight="bold" officeooo:rsid="011f9768" officeooo:paragraph-rsid="012be03d" style:font-size-asian="4pt" style:font-weight-asian="bold" style:font-size-complex="4pt" style:font-weight-complex="bold"/>
    </style:style>
    <style:style style:name="P84" style:family="paragraph" style:parent-style-name="Standard">
      <style:paragraph-properties fo:text-align="center" style:justify-single-word="false"/>
      <style:text-properties fo:font-size="4pt" fo:language="pt" fo:country="BR" fo:font-weight="bold" officeooo:rsid="01255482" officeooo:paragraph-rsid="01255482" style:font-size-asian="4pt" style:font-weight-asian="bold" style:font-size-complex="4pt" style:font-weight-complex="bold"/>
    </style:style>
    <style:style style:name="P85" style:family="paragraph" style:parent-style-name="Standard">
      <style:paragraph-properties fo:text-align="justify" style:justify-single-word="false"/>
      <style:text-properties fo:font-size="4pt" fo:language="pt" fo:country="BR" officeooo:rsid="0000be0d" officeooo:paragraph-rsid="0003aff5" style:font-size-asian="4pt" style:font-size-complex="4pt"/>
    </style:style>
    <style:style style:name="P86" style:family="paragraph" style:parent-style-name="Standard">
      <style:text-properties fo:font-size="4pt" fo:language="pt" fo:country="BR" officeooo:rsid="0000be0d" officeooo:paragraph-rsid="0003aff5" style:font-size-asian="4pt" style:font-size-complex="4pt"/>
    </style:style>
    <style:style style:name="P87" style:family="paragraph" style:parent-style-name="Standard">
      <style:paragraph-properties fo:text-align="justify" style:justify-single-word="false"/>
      <style:text-properties fo:font-size="4pt" fo:language="pt" fo:country="BR" officeooo:rsid="000239e4" officeooo:paragraph-rsid="0003aff5" style:font-size-asian="4pt" style:font-size-complex="4pt"/>
    </style:style>
    <style:style style:name="P88" style:family="paragraph" style:parent-style-name="Standard">
      <style:paragraph-properties fo:text-align="justify" style:justify-single-word="false"/>
      <style:text-properties fo:font-size="4pt" fo:language="pt" fo:country="BR" officeooo:rsid="00062f5a" officeooo:paragraph-rsid="00cb5da0" style:font-size-asian="4pt" style:font-size-complex="4pt"/>
    </style:style>
    <style:style style:name="P89" style:family="paragraph" style:parent-style-name="Standard">
      <style:paragraph-properties fo:text-align="justify" style:justify-single-word="false"/>
      <style:text-properties fo:font-size="4pt" fo:language="pt" fo:country="BR" officeooo:rsid="00062f5a" officeooo:paragraph-rsid="0003aff5" style:font-size-asian="4pt" style:font-size-complex="4pt"/>
    </style:style>
    <style:style style:name="P90" style:family="paragraph" style:parent-style-name="Standard">
      <style:paragraph-properties fo:text-align="start" style:justify-single-word="false"/>
      <style:text-properties fo:font-size="4pt" fo:language="pt" fo:country="BR" officeooo:rsid="00062f5a" officeooo:paragraph-rsid="0003aff5" style:font-size-asian="4pt" style:font-size-complex="4pt"/>
    </style:style>
    <style:style style:name="P91" style:family="paragraph" style:parent-style-name="Standard">
      <style:text-properties fo:font-size="4pt" fo:language="pt" fo:country="BR" officeooo:rsid="002f72c2" officeooo:paragraph-rsid="0003aff5" style:font-size-asian="4pt" style:font-size-complex="4pt"/>
    </style:style>
    <style:style style:name="P92" style:family="paragraph" style:parent-style-name="Standard">
      <style:paragraph-properties fo:text-align="justify" style:justify-single-word="false"/>
      <style:text-properties fo:font-size="4pt" fo:language="pt" fo:country="BR" officeooo:rsid="002f72c2" officeooo:paragraph-rsid="0003aff5" style:font-size-asian="4pt" style:font-size-complex="4pt"/>
    </style:style>
    <style:style style:name="P93" style:family="paragraph" style:parent-style-name="Standard">
      <style:paragraph-properties fo:text-align="start" style:justify-single-word="false"/>
      <style:text-properties fo:font-size="4pt" fo:language="pt" fo:country="BR" fo:font-weight="normal" officeooo:rsid="005722d7" officeooo:paragraph-rsid="0003aff5" style:font-size-asian="4pt" style:font-weight-asian="normal" style:font-size-complex="4pt" style:font-weight-complex="normal"/>
    </style:style>
    <style:style style:name="P94" style:family="paragraph" style:parent-style-name="Standard">
      <style:paragraph-properties fo:text-align="start" style:justify-single-word="false"/>
      <style:text-properties fo:font-size="4pt" fo:language="pt" fo:country="BR" fo:font-weight="normal" officeooo:rsid="0069b69b" officeooo:paragraph-rsid="0003aff5" style:font-size-asian="4pt" style:font-weight-asian="normal" style:font-size-complex="4pt" style:font-weight-complex="normal"/>
    </style:style>
    <style:style style:name="P95" style:family="paragraph" style:parent-style-name="Standard">
      <style:paragraph-properties fo:text-align="start" style:justify-single-word="false"/>
      <style:text-properties fo:font-size="4pt" fo:language="pt" fo:country="BR" fo:font-weight="normal" officeooo:rsid="001ed1ef" officeooo:paragraph-rsid="0003aff5" style:font-size-asian="4pt" style:font-weight-asian="normal" style:font-size-complex="4pt" style:font-weight-complex="normal"/>
    </style:style>
    <style:style style:name="P96" style:family="paragraph" style:parent-style-name="Standard">
      <style:paragraph-properties fo:text-align="start" style:justify-single-word="false"/>
      <style:text-properties fo:font-size="4pt" fo:language="pt" fo:country="BR" fo:font-weight="normal" officeooo:rsid="00214b2f" officeooo:paragraph-rsid="0003aff5" style:font-size-asian="4pt" style:font-weight-asian="normal" style:font-size-complex="4pt" style:font-weight-complex="normal"/>
    </style:style>
    <style:style style:name="P97" style:family="paragraph" style:parent-style-name="Standard">
      <style:paragraph-properties fo:text-align="start" style:justify-single-word="false"/>
      <style:text-properties fo:font-size="4pt" fo:language="pt" fo:country="BR" fo:font-weight="normal" officeooo:rsid="0030cfcc" officeooo:paragraph-rsid="0003aff5" style:font-size-asian="4pt" style:font-weight-asian="normal" style:font-size-complex="4pt" style:font-weight-complex="normal"/>
    </style:style>
    <style:style style:name="P98" style:family="paragraph" style:parent-style-name="Standard">
      <style:paragraph-properties fo:text-align="start" style:justify-single-word="false"/>
      <style:text-properties fo:font-size="4pt" fo:language="pt" fo:country="BR" fo:font-weight="normal" officeooo:rsid="0005855f" officeooo:paragraph-rsid="0005855f" style:font-size-asian="4pt" style:font-weight-asian="normal" style:font-size-complex="4pt" style:font-weight-complex="normal"/>
    </style:style>
    <style:style style:name="P99" style:family="paragraph" style:parent-style-name="Standard">
      <style:paragraph-properties fo:text-align="start" style:justify-single-word="false"/>
      <style:text-properties fo:font-size="4pt" fo:language="pt" fo:country="BR" fo:font-weight="normal" officeooo:rsid="00069aeb" officeooo:paragraph-rsid="00069aeb" style:font-size-asian="4pt" style:font-weight-asian="normal" style:font-size-complex="4pt" style:font-weight-complex="normal"/>
    </style:style>
    <style:style style:name="P100" style:family="paragraph" style:parent-style-name="Standard">
      <style:paragraph-properties fo:text-align="start" style:justify-single-word="false"/>
      <style:text-properties fo:font-size="4pt" fo:language="pt" fo:country="BR" fo:font-weight="normal" officeooo:rsid="003a08f4" officeooo:paragraph-rsid="0003aff5" style:font-size-asian="4pt" style:font-weight-asian="normal" style:font-size-complex="4pt" style:font-weight-complex="normal"/>
    </style:style>
    <style:style style:name="P101" style:family="paragraph" style:parent-style-name="Standard">
      <style:paragraph-properties fo:text-align="start" style:justify-single-word="false"/>
      <style:text-properties fo:font-size="4pt" fo:language="pt" fo:country="BR" fo:font-weight="normal" officeooo:rsid="003fb785" officeooo:paragraph-rsid="0003aff5" style:font-size-asian="4pt" style:font-weight-asian="normal" style:font-size-complex="4pt" style:font-weight-complex="normal"/>
    </style:style>
    <style:style style:name="P102" style:family="paragraph" style:parent-style-name="Standard">
      <style:paragraph-properties fo:text-align="start" style:justify-single-word="false"/>
      <style:text-properties fo:font-size="4pt" fo:language="pt" fo:country="BR" fo:font-weight="normal" officeooo:rsid="00424663" officeooo:paragraph-rsid="0003aff5" style:font-size-asian="4pt" style:font-weight-asian="normal" style:font-size-complex="4pt" style:font-weight-complex="normal"/>
    </style:style>
    <style:style style:name="P103" style:family="paragraph" style:parent-style-name="Standard">
      <style:paragraph-properties fo:text-align="start" style:justify-single-word="false"/>
      <style:text-properties fo:font-size="4pt" fo:language="pt" fo:country="BR" fo:font-weight="normal" officeooo:rsid="005b56a0" officeooo:paragraph-rsid="0003aff5" style:font-size-asian="4pt" style:font-weight-asian="normal" style:font-size-complex="4pt" style:font-weight-complex="normal"/>
    </style:style>
    <style:style style:name="P104" style:family="paragraph" style:parent-style-name="Standard">
      <style:paragraph-properties fo:text-align="start" style:justify-single-word="false"/>
      <style:text-properties fo:font-size="4pt" fo:language="pt" fo:country="BR" fo:font-weight="normal" officeooo:rsid="005e88c9" officeooo:paragraph-rsid="0003aff5" style:font-size-asian="4pt" style:font-weight-asian="normal" style:font-size-complex="4pt" style:font-weight-complex="normal"/>
    </style:style>
    <style:style style:name="P105" style:family="paragraph" style:parent-style-name="Standard">
      <style:paragraph-properties fo:text-align="start" style:justify-single-word="false"/>
      <style:text-properties fo:font-size="4pt" fo:language="pt" fo:country="BR" fo:font-weight="normal" officeooo:rsid="006038ae" officeooo:paragraph-rsid="0003aff5" style:font-size-asian="4pt" style:font-weight-asian="normal" style:font-size-complex="4pt" style:font-weight-complex="normal"/>
    </style:style>
    <style:style style:name="P106" style:family="paragraph" style:parent-style-name="Standard">
      <style:paragraph-properties fo:text-align="start" style:justify-single-word="false"/>
      <style:text-properties fo:font-size="4pt" fo:language="pt" fo:country="BR" fo:font-weight="normal" officeooo:rsid="006461b5" officeooo:paragraph-rsid="0003aff5" style:font-size-asian="4pt" style:font-weight-asian="normal" style:font-size-complex="4pt" style:font-weight-complex="normal"/>
    </style:style>
    <style:style style:name="P107" style:family="paragraph" style:parent-style-name="Standard">
      <style:paragraph-properties fo:text-align="start" style:justify-single-word="false"/>
      <style:text-properties fo:font-size="4pt" fo:language="pt" fo:country="BR" fo:font-weight="normal" officeooo:rsid="007279a2" officeooo:paragraph-rsid="0003aff5" style:font-size-asian="4pt" style:font-weight-asian="normal" style:font-size-complex="4pt" style:font-weight-complex="normal"/>
    </style:style>
    <style:style style:name="P108" style:family="paragraph" style:parent-style-name="Standard">
      <style:paragraph-properties fo:text-align="start" style:justify-single-word="false"/>
      <style:text-properties fo:font-size="4pt" fo:language="pt" fo:country="BR" fo:font-weight="normal" officeooo:rsid="00727d0c" officeooo:paragraph-rsid="0003aff5" style:font-size-asian="4pt" style:font-weight-asian="normal" style:font-size-complex="4pt" style:font-weight-complex="normal"/>
    </style:style>
    <style:style style:name="P109" style:family="paragraph" style:parent-style-name="Standard">
      <style:paragraph-properties fo:text-align="start" style:justify-single-word="false"/>
      <style:text-properties fo:font-size="4pt" fo:language="pt" fo:country="BR" fo:font-weight="normal" officeooo:rsid="00794016" officeooo:paragraph-rsid="0003aff5" style:font-size-asian="4pt" style:font-weight-asian="normal" style:font-size-complex="4pt" style:font-weight-complex="normal"/>
    </style:style>
    <style:style style:name="P110" style:family="paragraph" style:parent-style-name="Standard">
      <style:paragraph-properties fo:text-align="start" style:justify-single-word="false"/>
      <style:text-properties fo:font-size="4pt" fo:language="pt" fo:country="BR" fo:font-weight="normal" officeooo:rsid="007a4901" officeooo:paragraph-rsid="0003aff5" style:font-size-asian="4pt" style:font-weight-asian="normal" style:font-size-complex="4pt" style:font-weight-complex="normal"/>
    </style:style>
    <style:style style:name="P111" style:family="paragraph" style:parent-style-name="Standard">
      <style:paragraph-properties fo:text-align="start" style:justify-single-word="false"/>
      <style:text-properties fo:font-size="4pt" fo:language="pt" fo:country="BR" fo:font-weight="normal" officeooo:rsid="0089aff4" officeooo:paragraph-rsid="0089aff4" style:font-size-asian="4pt" style:font-weight-asian="normal" style:font-size-complex="4pt" style:font-weight-complex="normal"/>
    </style:style>
    <style:style style:name="P112" style:family="paragraph" style:parent-style-name="Standard">
      <style:paragraph-properties fo:text-align="start" style:justify-single-word="false"/>
      <style:text-properties fo:font-size="4pt" fo:language="pt" fo:country="BR" fo:font-weight="normal" officeooo:rsid="009255cb" officeooo:paragraph-rsid="009255cb" style:font-size-asian="4pt" style:font-weight-asian="normal" style:font-size-complex="4pt" style:font-weight-complex="normal"/>
    </style:style>
    <style:style style:name="P113" style:family="paragraph" style:parent-style-name="Standard">
      <style:paragraph-properties fo:text-align="start" style:justify-single-word="false"/>
      <style:text-properties fo:font-size="4pt" fo:language="pt" fo:country="BR" fo:font-weight="normal" officeooo:rsid="008878fb" officeooo:paragraph-rsid="0003aff5" style:font-size-asian="4pt" style:font-weight-asian="normal" style:font-size-complex="4pt" style:font-weight-complex="normal"/>
    </style:style>
    <style:style style:name="P114" style:family="paragraph" style:parent-style-name="Standard">
      <style:paragraph-properties fo:text-align="start" style:justify-single-word="false"/>
      <style:text-properties fo:font-size="4pt" fo:language="pt" fo:country="BR" fo:font-weight="normal" officeooo:rsid="0089fa10" officeooo:paragraph-rsid="0003aff5" style:font-size-asian="4pt" style:font-weight-asian="normal" style:font-size-complex="4pt" style:font-weight-complex="normal"/>
    </style:style>
    <style:style style:name="P115" style:family="paragraph" style:parent-style-name="Standard">
      <style:paragraph-properties fo:text-align="start" style:justify-single-word="false"/>
      <style:text-properties fo:font-size="4pt" fo:language="pt" fo:country="BR" fo:font-weight="normal" officeooo:rsid="00aaedd9" officeooo:paragraph-rsid="0003aff5" style:font-size-asian="4pt" style:font-weight-asian="normal" style:font-size-complex="4pt" style:font-weight-complex="normal"/>
    </style:style>
    <style:style style:name="P116" style:family="paragraph" style:parent-style-name="Standard">
      <style:paragraph-properties fo:text-align="start" style:justify-single-word="false"/>
      <style:text-properties fo:font-size="4pt" fo:language="pt" fo:country="BR" fo:font-weight="normal" officeooo:rsid="00220ed1" officeooo:paragraph-rsid="00220ed1" style:font-size-asian="4pt" style:font-weight-asian="normal" style:font-size-complex="4pt" style:font-weight-complex="normal"/>
    </style:style>
    <style:style style:name="P117" style:family="paragraph" style:parent-style-name="Standard">
      <style:paragraph-properties fo:text-align="start" style:justify-single-word="false"/>
      <style:text-properties fo:font-size="4pt" fo:language="pt" fo:country="BR" fo:font-weight="normal" officeooo:rsid="002a23e9" officeooo:paragraph-rsid="002a23e9" style:font-size-asian="4pt" style:font-weight-asian="normal" style:font-size-complex="4pt" style:font-weight-complex="normal"/>
    </style:style>
    <style:style style:name="P118" style:family="paragraph" style:parent-style-name="Standard">
      <style:paragraph-properties fo:text-align="start" style:justify-single-word="false"/>
      <style:text-properties fo:font-size="4pt" fo:language="pt" fo:country="BR" fo:font-weight="normal" officeooo:rsid="0076d88c" officeooo:paragraph-rsid="0076d88c" style:font-size-asian="4pt" style:font-weight-asian="normal" style:font-size-complex="4pt" style:font-weight-complex="normal"/>
    </style:style>
    <style:style style:name="P119" style:family="paragraph" style:parent-style-name="Standard">
      <style:paragraph-properties fo:text-align="start" style:justify-single-word="false"/>
      <style:text-properties fo:font-size="4pt" fo:language="pt" fo:country="BR" fo:font-weight="normal" officeooo:rsid="0079b34e" officeooo:paragraph-rsid="0079b34e" style:font-size-asian="4pt" style:font-weight-asian="normal" style:font-size-complex="4pt" style:font-weight-complex="normal"/>
    </style:style>
    <style:style style:name="P120" style:family="paragraph" style:parent-style-name="Standard">
      <style:paragraph-properties fo:text-align="start" style:justify-single-word="false"/>
      <style:text-properties fo:font-size="4pt" fo:language="pt" fo:country="BR" fo:font-weight="normal" officeooo:rsid="007d339f" officeooo:paragraph-rsid="007d339f" style:font-size-asian="4pt" style:font-weight-asian="normal" style:font-size-complex="4pt" style:font-weight-complex="normal"/>
    </style:style>
    <style:style style:name="P121" style:family="paragraph" style:parent-style-name="Standard">
      <style:paragraph-properties fo:text-align="start" style:justify-single-word="false"/>
      <style:text-properties fo:font-size="4pt" fo:language="pt" fo:country="BR" fo:font-weight="normal" officeooo:rsid="00ac79e2" officeooo:paragraph-rsid="00ac79e2" style:font-size-asian="4pt" style:font-weight-asian="normal" style:font-size-complex="4pt" style:font-weight-complex="normal"/>
    </style:style>
    <style:style style:name="P122" style:family="paragraph" style:parent-style-name="Standard">
      <style:paragraph-properties fo:text-align="start" style:justify-single-word="false"/>
      <style:text-properties fo:font-size="4pt" fo:language="pt" fo:country="BR" fo:font-weight="normal" officeooo:rsid="00aeed8d" officeooo:paragraph-rsid="00aeed8d" style:font-size-asian="4pt" style:font-weight-asian="normal" style:font-size-complex="4pt" style:font-weight-complex="normal"/>
    </style:style>
    <style:style style:name="P123" style:family="paragraph" style:parent-style-name="Standard">
      <style:paragraph-properties fo:text-align="start" style:justify-single-word="false"/>
      <style:text-properties fo:font-size="4pt" fo:language="pt" fo:country="BR" fo:font-weight="normal" officeooo:rsid="00b28825" officeooo:paragraph-rsid="00b28825" style:font-size-asian="4pt" style:font-weight-asian="normal" style:font-size-complex="4pt" style:font-weight-complex="normal"/>
    </style:style>
    <style:style style:name="P124" style:family="paragraph" style:parent-style-name="Standard">
      <style:paragraph-properties fo:text-align="start" style:justify-single-word="false"/>
      <style:text-properties fo:font-size="4pt" fo:language="pt" fo:country="BR" fo:font-weight="normal" officeooo:rsid="00b5f6f5" officeooo:paragraph-rsid="00b5f6f5" style:font-size-asian="4pt" style:font-weight-asian="normal" style:font-size-complex="4pt" style:font-weight-complex="normal"/>
    </style:style>
    <style:style style:name="P125" style:family="paragraph" style:parent-style-name="Standard">
      <style:paragraph-properties fo:text-align="start" style:justify-single-word="false"/>
      <style:text-properties fo:font-size="4pt" fo:language="pt" fo:country="BR" fo:font-weight="normal" officeooo:rsid="00b982b7" officeooo:paragraph-rsid="00b982b7" style:font-size-asian="4pt" style:font-weight-asian="normal" style:font-size-complex="4pt" style:font-weight-complex="normal"/>
    </style:style>
    <style:style style:name="P126" style:family="paragraph" style:parent-style-name="Standard">
      <style:paragraph-properties fo:text-align="start" style:justify-single-word="false"/>
      <style:text-properties fo:font-size="4pt" fo:language="pt" fo:country="BR" fo:font-weight="normal" officeooo:rsid="00bcc32e" officeooo:paragraph-rsid="00bcc32e" style:font-size-asian="4pt" style:font-weight-asian="normal" style:font-size-complex="4pt" style:font-weight-complex="normal"/>
    </style:style>
    <style:style style:name="P127" style:family="paragraph" style:parent-style-name="Standard">
      <style:paragraph-properties fo:text-align="start" style:justify-single-word="false"/>
      <style:text-properties fo:font-size="4pt" fo:language="pt" fo:country="BR" fo:font-weight="normal" officeooo:rsid="00be3c4a" officeooo:paragraph-rsid="00c33e8e" style:font-size-asian="4pt" style:font-weight-asian="normal" style:font-size-complex="4pt" style:font-weight-complex="normal"/>
    </style:style>
    <style:style style:name="P128" style:family="paragraph" style:parent-style-name="Standard">
      <style:paragraph-properties fo:text-align="start" style:justify-single-word="false"/>
      <style:text-properties fo:font-size="4pt" fo:language="pt" fo:country="BR" fo:font-weight="normal" officeooo:rsid="00be3c4a" officeooo:paragraph-rsid="00cda411" style:font-size-asian="4pt" style:font-weight-asian="normal" style:font-size-complex="4pt" style:font-weight-complex="normal"/>
    </style:style>
    <style:style style:name="P129" style:family="paragraph" style:parent-style-name="Standard">
      <style:paragraph-properties fo:text-align="start" style:justify-single-word="false"/>
      <style:text-properties fo:font-size="4pt" fo:language="pt" fo:country="BR" fo:font-weight="normal" officeooo:rsid="00cf9566" officeooo:paragraph-rsid="00cf9566" style:font-size-asian="4pt" style:font-weight-asian="normal" style:font-size-complex="4pt" style:font-weight-complex="normal"/>
    </style:style>
    <style:style style:name="P130" style:family="paragraph" style:parent-style-name="Standard">
      <style:paragraph-properties fo:text-align="start" style:justify-single-word="false"/>
      <style:text-properties fo:font-size="4pt" fo:language="pt" fo:country="BR" fo:font-weight="normal" officeooo:rsid="00d4a5d9" officeooo:paragraph-rsid="00d4a5d9" style:font-size-asian="4pt" style:font-weight-asian="normal" style:font-size-complex="4pt" style:font-weight-complex="normal"/>
    </style:style>
    <style:style style:name="P131" style:family="paragraph" style:parent-style-name="Standard">
      <style:paragraph-properties fo:text-align="start" style:justify-single-word="false"/>
      <style:text-properties fo:font-size="4pt" fo:language="pt" fo:country="BR" fo:font-weight="normal" officeooo:rsid="00d7ecde" officeooo:paragraph-rsid="00d7ecde" style:font-size-asian="4pt" style:font-weight-asian="normal" style:font-size-complex="4pt" style:font-weight-complex="normal"/>
    </style:style>
    <style:style style:name="P132" style:family="paragraph" style:parent-style-name="Standard">
      <style:paragraph-properties fo:text-align="start" style:justify-single-word="false"/>
      <style:text-properties fo:font-size="4pt" fo:language="pt" fo:country="BR" fo:font-weight="normal" officeooo:rsid="00d9d9f5" officeooo:paragraph-rsid="00d9d9f5" style:font-size-asian="4pt" style:font-weight-asian="normal" style:font-size-complex="4pt" style:font-weight-complex="normal"/>
    </style:style>
    <style:style style:name="P133" style:family="paragraph" style:parent-style-name="Standard">
      <style:paragraph-properties fo:text-align="start" style:justify-single-word="false"/>
      <style:text-properties fo:font-size="4pt" fo:language="pt" fo:country="BR" fo:font-weight="normal" officeooo:rsid="00df3e3d" officeooo:paragraph-rsid="00df3e3d" style:font-size-asian="4pt" style:font-weight-asian="normal" style:font-size-complex="4pt" style:font-weight-complex="normal"/>
    </style:style>
    <style:style style:name="P134" style:family="paragraph" style:parent-style-name="Standard">
      <style:paragraph-properties fo:text-align="start" style:justify-single-word="false"/>
      <style:text-properties fo:font-size="4pt" fo:language="pt" fo:country="BR" fo:font-weight="normal" officeooo:rsid="00e67930" officeooo:paragraph-rsid="00e67930" style:font-size-asian="4pt" style:font-weight-asian="normal" style:font-size-complex="4pt" style:font-weight-complex="normal"/>
    </style:style>
    <style:style style:name="P135" style:family="paragraph" style:parent-style-name="Standard">
      <style:paragraph-properties fo:text-align="start" style:justify-single-word="false"/>
      <style:text-properties fo:font-size="4pt" fo:language="pt" fo:country="BR" fo:font-weight="normal" officeooo:rsid="00e79585" officeooo:paragraph-rsid="00e79585" style:font-size-asian="4pt" style:font-weight-asian="normal" style:font-size-complex="4pt" style:font-weight-complex="normal"/>
    </style:style>
    <style:style style:name="P136" style:family="paragraph" style:parent-style-name="Standard">
      <style:paragraph-properties fo:text-align="start" style:justify-single-word="false"/>
      <style:text-properties fo:font-size="4pt" fo:language="pt" fo:country="BR" fo:font-weight="normal" officeooo:rsid="00e99bda" officeooo:paragraph-rsid="00e99bda" style:font-size-asian="4pt" style:font-weight-asian="normal" style:font-size-complex="4pt" style:font-weight-complex="normal"/>
    </style:style>
    <style:style style:name="P137" style:family="paragraph" style:parent-style-name="Standard">
      <style:paragraph-properties fo:text-align="start" style:justify-single-word="false"/>
      <style:text-properties fo:font-size="4pt" fo:language="pt" fo:country="BR" fo:font-weight="normal" officeooo:rsid="00eab599" officeooo:paragraph-rsid="00eab599" style:font-size-asian="4pt" style:font-weight-asian="normal" style:font-size-complex="4pt" style:font-weight-complex="normal"/>
    </style:style>
    <style:style style:name="P138" style:family="paragraph" style:parent-style-name="Standard">
      <style:paragraph-properties fo:text-align="start" style:justify-single-word="false"/>
      <style:text-properties fo:font-size="4pt" fo:language="pt" fo:country="BR" fo:font-weight="normal" officeooo:rsid="00ed1e47" officeooo:paragraph-rsid="00ed1e47" style:font-size-asian="4pt" style:font-weight-asian="normal" style:font-size-complex="4pt" style:font-weight-complex="normal"/>
    </style:style>
    <style:style style:name="P139" style:family="paragraph" style:parent-style-name="Standard">
      <style:paragraph-properties fo:text-align="start" style:justify-single-word="false"/>
      <style:text-properties fo:font-size="4pt" fo:language="pt" fo:country="BR" fo:font-weight="normal" officeooo:rsid="00f305bd" officeooo:paragraph-rsid="00f305bd" style:font-size-asian="4pt" style:font-weight-asian="normal" style:font-size-complex="4pt" style:font-weight-complex="normal"/>
    </style:style>
    <style:style style:name="P140" style:family="paragraph" style:parent-style-name="Standard">
      <style:paragraph-properties fo:text-align="start" style:justify-single-word="false"/>
      <style:text-properties fo:font-size="4pt" fo:language="pt" fo:country="BR" fo:font-weight="normal" officeooo:rsid="00f48743" officeooo:paragraph-rsid="00f48743" style:font-size-asian="4pt" style:font-weight-asian="normal" style:font-size-complex="4pt" style:font-weight-complex="normal"/>
    </style:style>
    <style:style style:name="P141" style:family="paragraph" style:parent-style-name="Standard">
      <style:paragraph-properties fo:text-align="start" style:justify-single-word="false"/>
      <style:text-properties fo:font-size="4pt" fo:language="pt" fo:country="BR" fo:font-weight="normal" officeooo:rsid="00f71801" officeooo:paragraph-rsid="00f71801" style:font-size-asian="4pt" style:font-weight-asian="normal" style:font-size-complex="4pt" style:font-weight-complex="normal"/>
    </style:style>
    <style:style style:name="P142" style:family="paragraph" style:parent-style-name="Standard">
      <style:paragraph-properties fo:text-align="start" style:justify-single-word="false"/>
      <style:text-properties fo:font-size="4pt" fo:language="pt" fo:country="BR" fo:font-weight="normal" officeooo:rsid="00f9a9e6" officeooo:paragraph-rsid="00f9a9e6" style:font-size-asian="4pt" style:font-weight-asian="normal" style:font-size-complex="4pt" style:font-weight-complex="normal"/>
    </style:style>
    <style:style style:name="P143" style:family="paragraph" style:parent-style-name="Standard">
      <style:paragraph-properties fo:text-align="start" style:justify-single-word="false"/>
      <style:text-properties fo:font-size="4pt" fo:language="pt" fo:country="BR" fo:font-weight="normal" officeooo:rsid="00fa0749" officeooo:paragraph-rsid="00fa0749" style:font-size-asian="4pt" style:font-weight-asian="normal" style:font-size-complex="4pt" style:font-weight-complex="normal"/>
    </style:style>
    <style:style style:name="P144" style:family="paragraph" style:parent-style-name="Standard">
      <style:paragraph-properties fo:text-align="start" style:justify-single-word="false"/>
      <style:text-properties fo:font-size="4pt" fo:language="pt" fo:country="BR" fo:font-weight="normal" officeooo:rsid="010b25c9" officeooo:paragraph-rsid="010b25c9" style:font-size-asian="4pt" style:font-weight-asian="normal" style:font-size-complex="4pt" style:font-weight-complex="normal"/>
    </style:style>
    <style:style style:name="P145" style:family="paragraph" style:parent-style-name="Standard">
      <style:paragraph-properties fo:text-align="start" style:justify-single-word="false"/>
      <style:text-properties fo:font-size="4pt" fo:language="pt" fo:country="BR" fo:font-weight="normal" officeooo:rsid="010dcf2b" officeooo:paragraph-rsid="010dcf2b" style:font-size-asian="4pt" style:font-weight-asian="normal" style:font-size-complex="4pt" style:font-weight-complex="normal"/>
    </style:style>
    <style:style style:name="P146" style:family="paragraph" style:parent-style-name="Standard">
      <style:paragraph-properties fo:text-align="start" style:justify-single-word="false"/>
      <style:text-properties fo:font-size="4pt" fo:language="pt" fo:country="BR" fo:font-weight="normal" officeooo:rsid="010df796" officeooo:paragraph-rsid="010df796" style:font-size-asian="4pt" style:font-weight-asian="normal" style:font-size-complex="4pt" style:font-weight-complex="normal"/>
    </style:style>
    <style:style style:name="P147" style:family="paragraph" style:parent-style-name="Standard">
      <style:paragraph-properties fo:text-align="start" style:justify-single-word="false"/>
      <style:text-properties fo:font-size="4pt" fo:language="pt" fo:country="BR" fo:font-weight="normal" officeooo:rsid="010e2aac" officeooo:paragraph-rsid="010e2aac" style:font-size-asian="4pt" style:font-weight-asian="normal" style:font-size-complex="4pt" style:font-weight-complex="normal"/>
    </style:style>
    <style:style style:name="P148" style:family="paragraph" style:parent-style-name="Standard">
      <style:paragraph-properties fo:text-align="start" style:justify-single-word="false"/>
      <style:text-properties fo:font-size="4pt" fo:language="pt" fo:country="BR" fo:font-weight="normal" officeooo:rsid="010ece01" officeooo:paragraph-rsid="010ece01" style:font-size-asian="4pt" style:font-weight-asian="normal" style:font-size-complex="4pt" style:font-weight-complex="normal"/>
    </style:style>
    <style:style style:name="P149" style:family="paragraph" style:parent-style-name="Standard">
      <style:paragraph-properties fo:text-align="start" style:justify-single-word="false"/>
      <style:text-properties fo:font-size="4pt" fo:language="pt" fo:country="BR" fo:font-weight="normal" officeooo:rsid="01122e88" officeooo:paragraph-rsid="01122e88" style:font-size-asian="4pt" style:font-weight-asian="normal" style:font-size-complex="4pt" style:font-weight-complex="normal"/>
    </style:style>
    <style:style style:name="P150" style:family="paragraph" style:parent-style-name="Standard">
      <style:paragraph-properties fo:text-align="start" style:justify-single-word="false"/>
      <style:text-properties fo:font-size="4pt" fo:language="pt" fo:country="BR" fo:font-weight="normal" officeooo:rsid="011612b8" officeooo:paragraph-rsid="011612b8" style:font-size-asian="4pt" style:font-weight-asian="normal" style:font-size-complex="4pt" style:font-weight-complex="normal"/>
    </style:style>
    <style:style style:name="P151" style:family="paragraph" style:parent-style-name="Standard">
      <style:paragraph-properties fo:text-align="start" style:justify-single-word="false"/>
      <style:text-properties fo:font-size="4pt" fo:language="pt" fo:country="BR" fo:font-weight="normal" officeooo:rsid="0118515e" officeooo:paragraph-rsid="0118515e" style:font-size-asian="4pt" style:font-weight-asian="normal" style:font-size-complex="4pt" style:font-weight-complex="normal"/>
    </style:style>
    <style:style style:name="P152" style:family="paragraph" style:parent-style-name="Standard">
      <style:paragraph-properties fo:text-align="start" style:justify-single-word="false"/>
      <style:text-properties fo:font-size="4pt" fo:language="pt" fo:country="BR" fo:font-weight="normal" officeooo:rsid="011af508" officeooo:paragraph-rsid="011af508" style:font-size-asian="4pt" style:font-weight-asian="normal" style:font-size-complex="4pt" style:font-weight-complex="normal"/>
    </style:style>
    <style:style style:name="P153" style:family="paragraph" style:parent-style-name="Standard">
      <style:paragraph-properties fo:text-align="start" style:justify-single-word="false"/>
      <style:text-properties fo:font-size="4pt" fo:language="pt" fo:country="BR" fo:font-weight="normal" officeooo:rsid="011be86a" officeooo:paragraph-rsid="011be86a" style:font-size-asian="4pt" style:font-weight-asian="normal" style:font-size-complex="4pt" style:font-weight-complex="normal"/>
    </style:style>
    <style:style style:name="P154" style:family="paragraph" style:parent-style-name="Standard">
      <style:paragraph-properties fo:text-align="start" style:justify-single-word="false"/>
      <style:text-properties fo:font-size="4pt" fo:language="pt" fo:country="BR" fo:font-weight="normal" officeooo:rsid="011f9768" officeooo:paragraph-rsid="012be03d" style:font-size-asian="4pt" style:font-weight-asian="normal" style:font-size-complex="4pt" style:font-weight-complex="normal"/>
    </style:style>
    <style:style style:name="P155" style:family="paragraph" style:parent-style-name="Standard">
      <style:paragraph-properties fo:text-align="start" style:justify-single-word="false"/>
      <style:text-properties fo:font-size="4pt" fo:language="pt" fo:country="BR" fo:font-weight="normal" officeooo:rsid="01255482" officeooo:paragraph-rsid="01255482" style:font-size-asian="4pt" style:font-weight-asian="normal" style:font-size-complex="4pt" style:font-weight-complex="normal"/>
    </style:style>
    <style:style style:name="P156" style:family="paragraph" style:parent-style-name="Standard">
      <style:paragraph-properties fo:text-align="start" style:justify-single-word="false"/>
      <style:text-properties fo:font-size="4pt" style:font-size-asian="4pt" style:font-size-complex="4pt"/>
    </style:style>
    <style:style style:name="P157" style:family="paragraph" style:parent-style-name="Standard">
      <style:paragraph-properties fo:text-align="center" style:justify-single-word="false"/>
      <style:text-properties fo:font-size="4pt" officeooo:paragraph-rsid="009f8d42" style:font-size-asian="4pt" style:font-size-complex="4pt"/>
    </style:style>
    <style:style style:name="P158" style:family="paragraph" style:parent-style-name="Standard">
      <style:paragraph-properties fo:text-align="center" style:justify-single-word="false"/>
      <style:text-properties fo:font-size="4pt" fo:font-weight="bold" officeooo:rsid="0095723e" officeooo:paragraph-rsid="0095723e" style:font-size-asian="4pt" style:font-weight-asian="bold" style:font-size-complex="4pt" style:font-weight-complex="bold"/>
    </style:style>
    <style:style style:name="P159" style:family="paragraph" style:parent-style-name="Standard">
      <style:paragraph-properties fo:text-align="start" style:justify-single-word="false"/>
      <style:text-properties fo:font-size="4pt" fo:font-weight="bold" officeooo:rsid="0095723e" officeooo:paragraph-rsid="0095723e" style:font-size-asian="4pt" style:font-weight-asian="bold" style:font-size-complex="4pt" style:font-weight-complex="bold"/>
    </style:style>
    <style:style style:name="P160" style:family="paragraph" style:parent-style-name="Standard">
      <style:paragraph-properties fo:text-align="center" style:justify-single-word="false"/>
      <style:text-properties fo:font-size="4pt" fo:font-weight="bold" officeooo:rsid="0096a4d0" officeooo:paragraph-rsid="0096a4d0" style:font-size-asian="4pt" style:font-weight-asian="bold" style:font-size-complex="4pt" style:font-weight-complex="bold"/>
    </style:style>
    <style:style style:name="P161" style:family="paragraph" style:parent-style-name="Standard">
      <style:paragraph-properties fo:text-align="center" style:justify-single-word="false"/>
      <style:text-properties fo:font-size="4pt" fo:font-weight="bold" officeooo:rsid="009917de" officeooo:paragraph-rsid="009917de" style:font-size-asian="4pt" style:font-weight-asian="bold" style:font-size-complex="4pt" style:font-weight-complex="bold"/>
    </style:style>
    <style:style style:name="P162" style:family="paragraph" style:parent-style-name="Standard">
      <style:paragraph-properties fo:text-align="center" style:justify-single-word="false"/>
      <style:text-properties fo:font-size="4pt" fo:font-weight="bold" officeooo:rsid="00a2e239" officeooo:paragraph-rsid="00a2e239" style:font-size-asian="4pt" style:font-weight-asian="bold" style:font-size-complex="4pt" style:font-weight-complex="bold"/>
    </style:style>
    <style:style style:name="P163" style:family="paragraph" style:parent-style-name="Standard">
      <style:paragraph-properties fo:text-align="start" style:justify-single-word="false"/>
      <style:text-properties fo:font-size="4pt" fo:font-weight="normal" officeooo:rsid="0096a4d0" officeooo:paragraph-rsid="0096a4d0" style:font-size-asian="4pt" style:font-weight-asian="normal" style:font-size-complex="4pt" style:font-weight-complex="normal"/>
    </style:style>
    <style:style style:name="P164" style:family="paragraph" style:parent-style-name="Standard">
      <style:paragraph-properties fo:text-align="start" style:justify-single-word="false"/>
      <style:text-properties fo:font-size="4pt" fo:font-weight="normal" officeooo:rsid="009917de" officeooo:paragraph-rsid="009917de" style:font-size-asian="4pt" style:font-weight-asian="normal" style:font-size-complex="4pt" style:font-weight-complex="normal"/>
    </style:style>
    <style:style style:name="P165" style:family="paragraph" style:parent-style-name="Standard">
      <style:paragraph-properties fo:text-align="start" style:justify-single-word="false"/>
      <style:text-properties fo:font-size="4pt" fo:font-weight="normal" officeooo:paragraph-rsid="009f8d42" style:font-size-asian="4pt" style:font-weight-asian="normal" style:font-size-complex="4pt" style:font-weight-complex="normal"/>
    </style:style>
    <style:style style:name="P166" style:family="paragraph" style:parent-style-name="Standard">
      <style:paragraph-properties fo:text-align="start" style:justify-single-word="false"/>
      <style:text-properties fo:font-size="4pt" fo:font-weight="normal" officeooo:rsid="00a2e239" officeooo:paragraph-rsid="00a2e239" style:font-size-asian="4pt" style:font-weight-asian="normal" style:font-size-complex="4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officeooo:rsid="0039bd4b"/>
    </style:style>
    <style:style style:name="T81" style:family="text">
      <style:text-properties officeooo:rsid="00446d17"/>
    </style:style>
    <style:style style:name="T82" style:family="text">
      <style:text-properties officeooo:rsid="00580f5c"/>
    </style:style>
    <style:style style:name="T83" style:family="text">
      <style:text-properties officeooo:rsid="005d5734"/>
    </style:style>
    <style:style style:name="T84" style:family="text">
      <style:text-properties officeooo:rsid="00688719"/>
    </style:style>
    <style:style style:name="T85" style:family="text">
      <style:text-properties officeooo:rsid="00745f13"/>
    </style:style>
    <style:style style:name="T86" style:family="text">
      <style:text-properties officeooo:rsid="001cb8fa"/>
    </style:style>
    <style:style style:name="T87" style:family="text">
      <style:text-properties officeooo:rsid="006be780"/>
    </style:style>
    <style:style style:name="T88" style:family="text">
      <style:text-properties officeooo:rsid="006f52c1"/>
    </style:style>
    <style:style style:name="T89" style:family="text">
      <style:text-properties officeooo:rsid="001fbe77"/>
    </style:style>
    <style:style style:name="T90" style:family="text">
      <style:text-properties officeooo:rsid="0022cd18"/>
    </style:style>
    <style:style style:name="T91" style:family="text">
      <style:text-properties officeooo:rsid="00328d94"/>
    </style:style>
    <style:style style:name="T92" style:family="text">
      <style:text-properties officeooo:rsid="003d6029"/>
    </style:style>
    <style:style style:name="T93" style:family="text">
      <style:text-properties officeooo:rsid="00414616"/>
    </style:style>
    <style:style style:name="T94" style:family="text">
      <style:text-properties officeooo:rsid="00436458"/>
    </style:style>
    <style:style style:name="T95" style:family="text">
      <style:text-properties officeooo:rsid="005bc7a2"/>
    </style:style>
    <style:style style:name="T96" style:family="text">
      <style:text-properties officeooo:rsid="005c574b"/>
    </style:style>
    <style:style style:name="T97" style:family="text">
      <style:text-properties officeooo:rsid="0062091e"/>
    </style:style>
    <style:style style:name="T98" style:family="text">
      <style:text-properties officeooo:rsid="00950b12"/>
    </style:style>
    <style:style style:name="T99" style:family="text">
      <style:text-properties officeooo:rsid="00959fa9"/>
    </style:style>
    <style:style style:name="T100" style:family="text">
      <style:text-properties officeooo:rsid="00979c4d"/>
    </style:style>
    <style:style style:name="T101" style:family="text">
      <style:text-properties officeooo:rsid="00a0a710"/>
    </style:style>
    <style:style style:name="T102" style:family="text">
      <style:text-properties officeooo:rsid="005f2bc4"/>
    </style:style>
    <style:style style:name="T103" style:family="text">
      <style:text-properties officeooo:rsid="00640513"/>
    </style:style>
    <style:style style:name="T104" style:family="text">
      <style:text-properties officeooo:rsid="0068e67c"/>
    </style:style>
    <style:style style:name="T105" style:family="text">
      <style:text-properties officeooo:rsid="008b9548"/>
    </style:style>
    <style:style style:name="T106" style:family="text">
      <style:text-properties officeooo:rsid="0069d562"/>
    </style:style>
    <style:style style:name="T107" style:family="text">
      <style:text-properties officeooo:rsid="00664270"/>
    </style:style>
    <style:style style:name="T108" style:family="text">
      <style:text-properties officeooo:rsid="00727d0c"/>
    </style:style>
    <style:style style:name="T109" style:family="text">
      <style:text-properties officeooo:rsid="0073bf4f"/>
    </style:style>
    <style:style style:name="T110" style:family="text">
      <style:text-properties officeooo:rsid="007a4901"/>
    </style:style>
    <style:style style:name="T111" style:family="text">
      <style:text-properties officeooo:rsid="007c74a8"/>
    </style:style>
    <style:style style:name="T112" style:family="text">
      <style:text-properties officeooo:rsid="00845c4c"/>
    </style:style>
    <style:style style:name="T113" style:family="text">
      <style:text-properties officeooo:rsid="007f9d72"/>
    </style:style>
    <style:style style:name="T114" style:family="text">
      <style:text-properties officeooo:rsid="0080ed31"/>
    </style:style>
    <style:style style:name="T115" style:family="text">
      <style:text-properties officeooo:rsid="00a66a83"/>
    </style:style>
    <style:style style:name="T116" style:family="text">
      <style:text-properties officeooo:rsid="00a6ddb6"/>
    </style:style>
    <style:style style:name="T117" style:family="text">
      <style:text-properties officeooo:rsid="00b5205a"/>
    </style:style>
    <style:style style:name="T118" style:family="text">
      <style:text-properties officeooo:rsid="00b674d2"/>
    </style:style>
    <style:style style:name="T119" style:family="text">
      <style:text-properties officeooo:rsid="00ac2af8"/>
    </style:style>
    <style:style style:name="T120" style:family="text">
      <style:text-properties officeooo:rsid="004407e7"/>
    </style:style>
    <style:style style:name="T121" style:family="text">
      <style:text-properties officeooo:rsid="0004d2a1"/>
    </style:style>
    <style:style style:name="T122" style:family="text">
      <style:text-properties officeooo:rsid="00069aeb"/>
    </style:style>
    <style:style style:name="T123" style:family="text">
      <style:text-properties officeooo:rsid="00082ddb"/>
    </style:style>
    <style:style style:name="T124" style:family="text">
      <style:text-properties officeooo:rsid="000977c0"/>
    </style:style>
    <style:style style:name="T125" style:family="text">
      <style:text-properties officeooo:rsid="000b0ebc"/>
    </style:style>
    <style:style style:name="T126" style:family="text">
      <style:text-properties officeooo:rsid="00196a1e"/>
    </style:style>
    <style:style style:name="T127" style:family="text">
      <style:text-properties officeooo:rsid="001d687e"/>
    </style:style>
    <style:style style:name="T128" style:family="text">
      <style:text-properties officeooo:rsid="001ef519"/>
    </style:style>
    <style:style style:name="T129" style:family="text">
      <style:text-properties officeooo:rsid="0020254d"/>
    </style:style>
    <style:style style:name="T130" style:family="text">
      <style:text-properties officeooo:rsid="00219f3c"/>
    </style:style>
    <style:style style:name="T131" style:family="text">
      <style:text-properties officeooo:rsid="00223b3b"/>
    </style:style>
    <style:style style:name="T132" style:family="text">
      <style:text-properties officeooo:rsid="0027abcb"/>
    </style:style>
    <style:style style:name="T133" style:family="text">
      <style:text-properties officeooo:rsid="002bbf43"/>
    </style:style>
    <style:style style:name="T134" style:family="text">
      <style:text-properties officeooo:rsid="002c0d84"/>
    </style:style>
    <style:style style:name="T135" style:family="text">
      <style:text-properties officeooo:rsid="002c74de"/>
    </style:style>
    <style:style style:name="T136" style:family="text">
      <style:text-properties officeooo:rsid="002d6a19"/>
    </style:style>
    <style:style style:name="T137" style:family="text">
      <style:text-properties officeooo:rsid="0037eef9"/>
    </style:style>
    <style:style style:name="T138" style:family="text">
      <style:text-properties officeooo:rsid="0038e6f9"/>
    </style:style>
    <style:style style:name="T139" style:family="text">
      <style:text-properties officeooo:rsid="003a50d7"/>
    </style:style>
    <style:style style:name="T140" style:family="text">
      <style:text-properties officeooo:rsid="004157c5"/>
    </style:style>
    <style:style style:name="T141" style:family="text">
      <style:text-properties officeooo:rsid="004316ae"/>
    </style:style>
    <style:style style:name="T142" style:family="text">
      <style:text-properties officeooo:rsid="00439a9a"/>
    </style:style>
    <style:style style:name="T143" style:family="text">
      <style:text-properties officeooo:rsid="004a3903"/>
    </style:style>
    <style:style style:name="T144" style:family="text">
      <style:text-properties officeooo:rsid="004b856f"/>
    </style:style>
    <style:style style:name="T145" style:family="text">
      <style:text-properties officeooo:rsid="004d6986"/>
    </style:style>
    <style:style style:name="T146" style:family="text">
      <style:text-properties officeooo:rsid="0050ab01"/>
    </style:style>
    <style:style style:name="T147" style:family="text">
      <style:text-properties officeooo:rsid="00576030"/>
    </style:style>
    <style:style style:name="T148" style:family="text">
      <style:text-properties officeooo:rsid="005cbe3e"/>
    </style:style>
    <style:style style:name="T149" style:family="text">
      <style:text-properties officeooo:rsid="005e11b3"/>
    </style:style>
    <style:style style:name="T150" style:family="text">
      <style:text-properties officeooo:rsid="005e9ac8"/>
    </style:style>
    <style:style style:name="T151" style:family="text">
      <style:text-properties officeooo:rsid="00603239"/>
    </style:style>
    <style:style style:name="T152" style:family="text">
      <style:text-properties officeooo:rsid="00645aed"/>
    </style:style>
    <style:style style:name="T153" style:family="text">
      <style:text-properties officeooo:rsid="0077d01a"/>
    </style:style>
    <style:style style:name="T154" style:family="text">
      <style:text-properties officeooo:rsid="007afb16"/>
    </style:style>
    <style:style style:name="T155" style:family="text">
      <style:text-properties fo:font-size="6pt" fo:language="pt" fo:country="BR" fo:font-weight="bold" officeooo:rsid="007d339f" style:font-size-asian="6pt" style:font-weight-asian="bold" style:font-size-complex="6pt" style:font-weight-complex="bold"/>
    </style:style>
    <style:style style:name="T156" style:family="text">
      <style:text-properties fo:font-size="6pt" fo:language="pt" fo:country="BR" fo:font-weight="bold" officeooo:rsid="009f8d42" style:font-size-asian="6pt" style:font-weight-asian="bold" style:font-size-complex="6pt" style:font-weight-complex="bold"/>
    </style:style>
    <style:style style:name="T157" style:family="text">
      <style:text-properties fo:font-size="6pt" fo:language="pt" fo:country="BR" fo:font-weight="bold" officeooo:rsid="0099e0e8" style:font-size-asian="6pt" style:font-weight-asian="bold" style:font-size-complex="6pt" style:font-weight-complex="bold"/>
    </style:style>
    <style:style style:name="T158" style:family="text">
      <style:text-properties fo:font-size="6pt" fo:language="pt" fo:country="BR" fo:font-weight="normal" style:font-size-asian="6pt" style:font-weight-asian="normal" style:font-size-complex="6pt" style:font-weight-complex="normal"/>
    </style:style>
    <style:style style:name="T159" style:family="text">
      <style:text-properties fo:font-size="6pt" fo:language="pt" fo:country="BR" fo:font-weight="normal" officeooo:rsid="00849222" style:font-size-asian="6pt" style:font-weight-asian="normal" style:font-size-complex="6pt" style:font-weight-complex="normal"/>
    </style:style>
    <style:style style:name="T160" style:family="text">
      <style:text-properties fo:font-size="6pt" fo:language="pt" fo:country="BR" fo:font-weight="normal" officeooo:rsid="00865335" style:font-size-asian="6pt" style:font-weight-asian="normal" style:font-size-complex="6pt" style:font-weight-complex="normal"/>
    </style:style>
    <style:style style:name="T161" style:family="text">
      <style:text-properties fo:font-size="6pt" fo:language="pt" fo:country="BR" fo:font-weight="normal" officeooo:rsid="0095a499" style:font-size-asian="6pt" style:font-weight-asian="normal" style:font-size-complex="6pt" style:font-weight-complex="normal"/>
    </style:style>
    <style:style style:name="T162" style:family="text">
      <style:text-properties fo:font-size="6pt" fo:language="pt" fo:country="BR" fo:font-weight="normal" officeooo:rsid="00a6f100" style:font-size-asian="6pt" style:font-weight-asian="normal" style:font-size-complex="6pt" style:font-weight-complex="normal"/>
    </style:style>
    <style:style style:name="T163" style:family="text">
      <style:text-properties fo:font-size="6pt" fo:language="pt" fo:country="BR" fo:font-weight="normal" officeooo:rsid="00a79144" style:font-size-asian="6pt" style:font-weight-asian="normal" style:font-size-complex="6pt" style:font-weight-complex="normal"/>
    </style:style>
    <style:style style:name="T164" style:family="text">
      <style:text-properties fo:font-size="6pt" fo:language="pt" fo:country="BR" fo:font-weight="normal" officeooo:rsid="00a98e85" style:font-size-asian="6pt" style:font-weight-asian="normal" style:font-size-complex="6pt" style:font-weight-complex="normal"/>
    </style:style>
    <style:style style:name="T165" style:family="text">
      <style:text-properties fo:font-size="6pt" fo:language="pt" fo:country="BR" fo:font-weight="normal" officeooo:rsid="00a9db09" style:font-size-asian="6pt" style:font-weight-asian="normal" style:font-size-complex="6pt" style:font-weight-complex="normal"/>
    </style:style>
    <style:style style:name="T166" style:family="text">
      <style:text-properties fo:font-size="6pt" fo:language="pt" fo:country="BR" fo:font-weight="normal" officeooo:rsid="01039616" style:font-size-asian="6pt" style:font-weight-asian="normal" style:font-size-complex="6pt" style:font-weight-complex="normal"/>
    </style:style>
    <style:style style:name="T167" style:family="text">
      <style:text-properties fo:font-size="6pt" fo:language="pt" fo:country="BR" fo:font-weight="normal" officeooo:rsid="010902c7" style:font-size-asian="6pt" style:font-weight-asian="normal" style:font-size-complex="6pt" style:font-weight-complex="normal"/>
    </style:style>
    <style:style style:name="T168" style:family="text">
      <style:text-properties fo:font-size="6pt" fo:language="pt" fo:country="BR" style:font-size-asian="6pt" style:font-size-complex="6pt"/>
    </style:style>
    <style:style style:name="T169" style:family="text">
      <style:text-properties fo:font-size="6pt" fo:language="pt" fo:country="BR" officeooo:rsid="00849222" style:font-size-asian="6pt" style:font-size-complex="6pt"/>
    </style:style>
    <style:style style:name="T170" style:family="text">
      <style:text-properties fo:font-size="6pt" fo:language="pt" fo:country="BR" officeooo:rsid="0095a499" style:font-size-asian="6pt" style:font-size-complex="6pt"/>
    </style:style>
    <style:style style:name="T171" style:family="text">
      <style:text-properties fo:font-size="6pt" fo:language="pt" fo:country="BR" officeooo:rsid="00981113" style:font-size-asian="6pt" style:font-size-complex="6pt"/>
    </style:style>
    <style:style style:name="T172" style:family="text">
      <style:text-properties fo:font-size="6pt" fo:language="pt" fo:country="BR" officeooo:rsid="0099b1ce" style:font-size-asian="6pt" style:font-size-complex="6pt"/>
    </style:style>
    <style:style style:name="T173" style:family="text">
      <style:text-properties fo:font-size="6pt" fo:language="pt" fo:country="BR" officeooo:rsid="0099e0e8" style:font-size-asian="6pt" style:font-size-complex="6pt"/>
    </style:style>
    <style:style style:name="T174" style:family="text">
      <style:text-properties fo:font-size="6pt" fo:language="pt" fo:country="BR" officeooo:rsid="009ab9c0" style:font-size-asian="6pt" style:font-size-complex="6pt"/>
    </style:style>
    <style:style style:name="T175" style:family="text">
      <style:text-properties fo:font-size="6pt" fo:language="pt" fo:country="BR" officeooo:rsid="009c0a8c" style:font-size-asian="6pt" style:font-size-complex="6pt"/>
    </style:style>
    <style:style style:name="T176" style:family="text">
      <style:text-properties fo:font-size="6pt" fo:language="pt" fo:country="BR" officeooo:rsid="009c9c87" style:font-size-asian="6pt" style:font-size-complex="6pt"/>
    </style:style>
    <style:style style:name="T177" style:family="text">
      <style:text-properties fo:font-size="6pt" fo:language="pt" fo:country="BR" officeooo:rsid="009dfdba" style:font-size-asian="6pt" style:font-size-complex="6pt"/>
    </style:style>
    <style:style style:name="T178" style:family="text">
      <style:text-properties fo:font-size="6pt" fo:language="pt" fo:country="BR" officeooo:rsid="009f8d42" style:font-size-asian="6pt" style:font-size-complex="6pt"/>
    </style:style>
    <style:style style:name="T179" style:family="text">
      <style:text-properties fo:font-size="6pt" fo:language="pt" fo:country="BR" officeooo:rsid="00a0eb21" style:font-size-asian="6pt" style:font-size-complex="6pt"/>
    </style:style>
    <style:style style:name="T180" style:family="text">
      <style:text-properties fo:font-size="6pt" fo:language="pt" fo:country="BR" officeooo:rsid="00a2e239" style:font-size-asian="6pt" style:font-size-complex="6pt"/>
    </style:style>
    <style:style style:name="T181" style:family="text">
      <style:text-properties fo:font-size="6pt" fo:language="pt" fo:country="BR" officeooo:rsid="00a4023a" style:font-size-asian="6pt" style:font-size-complex="6pt"/>
    </style:style>
    <style:style style:name="T182" style:family="text">
      <style:text-properties fo:font-size="6pt" fo:language="pt" fo:country="BR" officeooo:rsid="00a5ddd8" style:font-size-asian="6pt" style:font-size-complex="6pt"/>
    </style:style>
    <style:style style:name="T183" style:family="text">
      <style:text-properties fo:font-size="6pt" fo:language="pt" fo:country="BR" officeooo:rsid="00a69095" style:font-size-asian="6pt" style:font-size-complex="6pt"/>
    </style:style>
    <style:style style:name="T184" style:family="text">
      <style:text-properties officeooo:rsid="008b47b0"/>
    </style:style>
    <style:style style:name="T185" style:family="text">
      <style:text-properties officeooo:rsid="0094355b"/>
    </style:style>
    <style:style style:name="T186" style:family="text">
      <style:text-properties officeooo:rsid="00ad1e39"/>
    </style:style>
    <style:style style:name="T187" style:family="text">
      <style:text-properties officeooo:rsid="00ad4dda"/>
    </style:style>
    <style:style style:name="T188" style:family="text">
      <style:text-properties officeooo:rsid="00b08c77"/>
    </style:style>
    <style:style style:name="T189" style:family="text">
      <style:text-properties officeooo:rsid="00b45bc2"/>
    </style:style>
    <style:style style:name="T190" style:family="text">
      <style:text-properties officeooo:rsid="00b7b3a6"/>
    </style:style>
    <style:style style:name="T191" style:family="text">
      <style:text-properties officeooo:rsid="00bcc32e"/>
    </style:style>
    <style:style style:name="T192" style:family="text">
      <style:text-properties officeooo:rsid="00be1541"/>
    </style:style>
    <style:style style:name="T193" style:family="text">
      <style:text-properties officeooo:rsid="00bef184"/>
    </style:style>
    <style:style style:name="T194" style:family="text">
      <style:text-properties officeooo:rsid="00c080a5"/>
    </style:style>
    <style:style style:name="T195" style:family="text">
      <style:text-properties officeooo:rsid="00c140df"/>
    </style:style>
    <style:style style:name="T196" style:family="text">
      <style:text-properties officeooo:rsid="00c547fb"/>
    </style:style>
    <style:style style:name="T197" style:family="text">
      <style:text-properties officeooo:rsid="00cda411"/>
    </style:style>
    <style:style style:name="T198" style:family="text">
      <style:text-properties officeooo:rsid="00d16645"/>
    </style:style>
    <style:style style:name="T199" style:family="text">
      <style:text-properties officeooo:rsid="00d4defe"/>
    </style:style>
    <style:style style:name="T200" style:family="text">
      <style:text-properties officeooo:rsid="00dc8ad9"/>
    </style:style>
    <style:style style:name="T201" style:family="text">
      <style:text-properties officeooo:rsid="00df8b6d"/>
    </style:style>
    <style:style style:name="T202" style:family="text">
      <style:text-properties officeooo:rsid="00e91dea"/>
    </style:style>
    <style:style style:name="T203" style:family="text">
      <style:text-properties officeooo:rsid="00ecb9c4"/>
    </style:style>
    <style:style style:name="T204" style:family="text">
      <style:text-properties officeooo:rsid="00f32033"/>
    </style:style>
    <style:style style:name="T205" style:family="text">
      <style:text-properties officeooo:rsid="00f59e93"/>
    </style:style>
    <style:style style:name="T206" style:family="text">
      <style:text-properties officeooo:rsid="00fa0749"/>
    </style:style>
    <style:style style:name="T207" style:family="text">
      <style:text-properties officeooo:rsid="00fb9caa"/>
    </style:style>
    <style:style style:name="T208" style:family="text">
      <style:text-properties officeooo:rsid="010bf33d"/>
    </style:style>
    <style:style style:name="T209" style:family="text">
      <style:text-properties officeooo:rsid="010e2aac"/>
    </style:style>
    <style:style style:name="T210" style:family="text">
      <style:text-properties officeooo:rsid="01111201"/>
    </style:style>
    <style:style style:name="T211" style:family="text">
      <style:text-properties officeooo:rsid="011299f2"/>
    </style:style>
    <style:style style:name="T212" style:family="text">
      <style:text-properties officeooo:rsid="01136d38"/>
    </style:style>
    <style:style style:name="T213" style:family="text">
      <style:text-properties officeooo:rsid="0114e102"/>
    </style:style>
    <style:style style:name="T214" style:family="text">
      <style:text-properties officeooo:rsid="0116c510"/>
    </style:style>
    <style:style style:name="T215" style:family="text">
      <style:text-properties officeooo:rsid="0119770e"/>
    </style:style>
    <style:style style:name="T216" style:family="text">
      <style:text-properties officeooo:rsid="011b4a52"/>
    </style:style>
    <style:style style:name="T217" style:family="text">
      <style:text-properties officeooo:rsid="011cdfe3"/>
    </style:style>
    <style:style style:name="T218" style:family="text">
      <style:text-properties officeooo:rsid="012154f9"/>
    </style:style>
    <style:style style:name="T219" style:family="text">
      <style:text-properties officeooo:rsid="012226d8"/>
    </style:style>
    <style:style style:name="T220" style:family="text">
      <style:text-properties officeooo:rsid="0126bc47"/>
    </style:style>
    <style:style style:name="T221" style:family="text">
      <style:text-properties fo:language="pt" fo:country="BR"/>
    </style:style>
    <style:style style:name="T222" style:family="text">
      <style:text-properties fo:language="pt" fo:country="BR" fo:font-weight="bold" officeooo:rsid="007d339f" style:font-weight-asian="bold" style:font-weight-complex="bold"/>
    </style:style>
    <style:style style:name="T223" style:family="text">
      <style:text-properties fo:language="pt" fo:country="BR" fo:font-weight="bold" officeooo:rsid="0099e0e8" style:font-weight-asian="bold" style:font-weight-complex="bold"/>
    </style:style>
    <style:style style:name="T224" style:family="text">
      <style:text-properties fo:language="pt" fo:country="BR" fo:font-weight="bold" officeooo:rsid="009f8d42" style:font-weight-asian="bold" style:font-weight-complex="bold"/>
    </style:style>
    <style:style style:name="T225" style:family="text">
      <style:text-properties fo:language="pt" fo:country="BR" fo:font-weight="normal" style:font-weight-asian="normal" style:font-weight-complex="normal"/>
    </style:style>
    <style:style style:name="T226" style:family="text">
      <style:text-properties fo:language="pt" fo:country="BR" fo:font-weight="normal" officeooo:rsid="00849222" style:font-weight-asian="normal" style:font-weight-complex="normal"/>
    </style:style>
    <style:style style:name="T227" style:family="text">
      <style:text-properties fo:language="pt" fo:country="BR" fo:font-weight="normal" officeooo:rsid="01039616" style:font-weight-asian="normal" style:font-weight-complex="normal"/>
    </style:style>
    <style:style style:name="T228" style:family="text">
      <style:text-properties fo:language="pt" fo:country="BR" fo:font-weight="normal" officeooo:rsid="010902c7" style:font-weight-asian="normal" style:font-weight-complex="normal"/>
    </style:style>
    <style:style style:name="T229" style:family="text">
      <style:text-properties fo:language="pt" fo:country="BR" fo:font-weight="normal" officeooo:rsid="00865335" style:font-weight-asian="normal" style:font-weight-complex="normal"/>
    </style:style>
    <style:style style:name="T230" style:family="text">
      <style:text-properties fo:language="pt" fo:country="BR" fo:font-weight="normal" officeooo:rsid="00a6f100" style:font-weight-asian="normal" style:font-weight-complex="normal"/>
    </style:style>
    <style:style style:name="T231" style:family="text">
      <style:text-properties fo:language="pt" fo:country="BR" fo:font-weight="normal" officeooo:rsid="0095a499" style:font-weight-asian="normal" style:font-weight-complex="normal"/>
    </style:style>
    <style:style style:name="T232" style:family="text">
      <style:text-properties fo:language="pt" fo:country="BR" fo:font-weight="normal" officeooo:rsid="00a79144" style:font-weight-asian="normal" style:font-weight-complex="normal"/>
    </style:style>
    <style:style style:name="T233" style:family="text">
      <style:text-properties fo:language="pt" fo:country="BR" fo:font-weight="normal" officeooo:rsid="00a98e85" style:font-weight-asian="normal" style:font-weight-complex="normal"/>
    </style:style>
    <style:style style:name="T234" style:family="text">
      <style:text-properties fo:language="pt" fo:country="BR" fo:font-weight="normal" officeooo:rsid="00a9db09" style:font-weight-asian="normal" style:font-weight-complex="normal"/>
    </style:style>
    <style:style style:name="T235" style:family="text">
      <style:text-properties fo:language="pt" fo:country="BR" officeooo:rsid="00849222"/>
    </style:style>
    <style:style style:name="T236" style:family="text">
      <style:text-properties fo:language="pt" fo:country="BR" officeooo:rsid="0095a499"/>
    </style:style>
    <style:style style:name="T237" style:family="text">
      <style:text-properties fo:language="pt" fo:country="BR" officeooo:rsid="00981113"/>
    </style:style>
    <style:style style:name="T238" style:family="text">
      <style:text-properties fo:language="pt" fo:country="BR" officeooo:rsid="0099b1ce"/>
    </style:style>
    <style:style style:name="T239" style:family="text">
      <style:text-properties fo:language="pt" fo:country="BR" officeooo:rsid="0099e0e8"/>
    </style:style>
    <style:style style:name="T240" style:family="text">
      <style:text-properties fo:language="pt" fo:country="BR" officeooo:rsid="009ab9c0"/>
    </style:style>
    <style:style style:name="T241" style:family="text">
      <style:text-properties fo:language="pt" fo:country="BR" officeooo:rsid="009c0a8c"/>
    </style:style>
    <style:style style:name="T242" style:family="text">
      <style:text-properties fo:language="pt" fo:country="BR" officeooo:rsid="009c9c87"/>
    </style:style>
    <style:style style:name="T243" style:family="text">
      <style:text-properties fo:language="pt" fo:country="BR" officeooo:rsid="009dfdba"/>
    </style:style>
    <style:style style:name="T244" style:family="text">
      <style:text-properties fo:language="pt" fo:country="BR" officeooo:rsid="00a4023a"/>
    </style:style>
    <style:style style:name="T245" style:family="text">
      <style:text-properties fo:language="pt" fo:country="BR" officeooo:rsid="009f8d42"/>
    </style:style>
    <style:style style:name="T246" style:family="text">
      <style:text-properties fo:language="pt" fo:country="BR" officeooo:rsid="00a0eb21"/>
    </style:style>
    <style:style style:name="T247" style:family="text">
      <style:text-properties fo:language="pt" fo:country="BR" officeooo:rsid="00a2e239"/>
    </style:style>
    <style:style style:name="T248" style:family="text">
      <style:text-properties fo:language="pt" fo:country="BR" officeooo:rsid="00a69095"/>
    </style:style>
    <style:style style:name="T249" style:family="text">
      <style:text-properties fo:language="pt" fo:country="BR" officeooo:rsid="00a5ddd8"/>
    </style:style>
    <style:style style:name="T250" style:family="text">
      <style:text-properties officeooo:rsid="012a14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a gourmet </text:p>
      <text:p text:style-name="P85"><text:tab/>Sistema casa gourmet deve fornecer a <text:span text:style-name="T133">possibilidade</text:span> de seus usuários criarem eventos em um ambiente que facilite a busca de itens essências para a produção do mesmo, além de fornecer uma <text:span text:style-name="T133">simplificação</text:span> de rede social para que o mesmo possa <text:span text:style-name="T133">interagir</text:span> com parceiros, <text:span text:style-name="T133">possível</text:span> empregados e convidados, é disponibilizando também uma simplificação de loja virtual e sistema de frete <text:span text:style-name="T250">e alugueis</text:span> com o intuito de manter toda produção interna ao sistema fazendo comparações com outros eventos <text:span text:style-name="T133">a fim de</text:span> garanti lucro máximo a todos.</text:p>
      <text:p text:style-name="P86"/>
      <text:p text:style-name="P2">Evento</text:p>
      <text:p text:style-name="P87"><text:tab/>No sistema de criação de eventos deve haver a persist<text:span text:style-name="T1">ê</text:span>ncia dos dados do evento antes, durante e depois do <text:span text:style-name="T134">evento</text:span> produzido, uma vez que tu<text:span text:style-name="T2">d</text:span>o será usado para comparações futuras não só para conhecimento do participante que <text:span text:style-name="T135">produziu</text:span> os dados mas para to<text:span text:style-name="T4">d</text:span>a a comunidade de <text:span text:style-name="T3">promotores</text:span> de eventos. </text:p>
      <text:p text:style-name="P3"><text:span text:style-name="T135">Criação</text:span> de evento</text:p>
      <text:p text:style-name="P88"><text:tab/>Ao <text:span text:style-name="T135">iniciar</text:span> a criação de eventos o <text:span text:style-name="T135">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5">fórmula</text:span> para atingir a meta de lucro almejada pelo produtor de evento, após a primeira impressão da criação do evento o produtor poderá alterar a configuração do evento, podendo criar <text:span text:style-name="T135">ingresso</text:span>, <text:span text:style-name="T135">cardápio</text:span>, propaganda a ser exibida nas redes sociais cadastradas ou no sistema interno da casa gourmet, tema e promoções para o evento, essas alterações deverão ser sempre atualizadas <text:span text:style-name="T135">a fim de</text:span> evitar inconsistência <text:span text:style-name="T135">das informações</text:span> causando-lhe assim imprevistos ou a <text:span text:style-name="T135">impossibilidade</text:span> de atingir a meta. No sistema de criação de eventos o usuário poderá verificar os eventos próximos para <text:span text:style-name="T135">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35">exclusão</text:span> do mesmo. Deve fornecer um canal direto com fornecedores de insumos através de um cheklist, este que será responsável por garantir a<text:span text:style-name="T5">u</text:span>tomação <text:span text:style-name="T136">das necessidades</text:span> de itens, sugerindo <text:span text:style-name="T6">e controlando horários de </text:span>serviços de frete, <text:span text:style-name="T6">limpeza, e prazos sempre selecionando</text:span> <text:span text:style-name="T135">a partir</text:span> de impulsionamento e boa avaliação. Todo evento poderá ser criado em conjunto com outros <text:span text:style-name="T135">promotores</text:span> fornecendo assim mais agilidade e diferentes pontos de vista <text:span text:style-name="T135">e, por fim, será</text:span> registrado na agenda de todos os envolvidos além de <text:s/>considerado o tempo entre a <text:span text:style-name="T136">execução</text:span> e início da exposição das propagandas através de dados da comunidade, uma vez <text:span text:style-name="T136">concluído</text:span> o evento será salvo em uma lista onde aguardara a aprovação do promotor , podendo ser simulado, para <text:span text:style-name="T136">execução</text:span>, abandono ou comercialização em loja alertando inconsistência das datas que poderão ser alteradas e atualizadas para os envolvidos se houver necessidade.</text:p>
      <text:p text:style-name="P4">Ingresso</text:p>
      <text:p text:style-name="P90"><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5"><text:span text:style-name="T80">C</text:span>riação de ingresso</text:p>
      <text:p text:style-name="P89"><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layout</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layout básico, contudo o usuário poderá </text:span><text:span text:style-name="T65">alterá-lo</text:span><text:span text:style-name="T15">, </text:span><text:span text:style-name="T20">neste ambiente </text:span><text:span text:style-name="T21">de edição </text:span><text:span text:style-name="T22">de layout</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6"><text:span text:style-name="T81">R</text:span>eceita</text:p>
      <text:p text:style-name="P93"><text:tab/>A persistência de dados relacionados com a criação de receitas são de grande importância uma vez que após a criação, poderá ser comercializada <text:span text:style-name="T82">por modalidades de royalties</text:span> ou tendo todo os seus direitos de uso transferidos para algum participante do sistema</text:p>
      <text:p text:style-name="P7">Criar receita</text:p>
      <text:p text:style-name="P8"><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layout,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9"><text:span text:style-name="T83">P</text:span>ropagandas</text:p>
      <text:p text:style-name="P10"><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11"><text:span text:style-name="T84">C</text:span>riação de propaganda</text:p>
      <text:p text:style-name="P94"><text:tab/>Para a disposição do usuário o sistema de criação de propag<text:span text:style-name="T145">a</text:span>ndas é ofertado com o intuito de publicidade de eventos, contendo um poderoso sistema de criação de layout para a edição de textos e imagens, anexos de redes sociais, além de conter info<text:span text:style-name="T145">r</text:span>mações sobre o evento como atrações, participante<text:span text:style-name="T85">s</text:span> dinâmicos, <text:span text:style-name="T86">datas, horários</text:span> <text:span text:style-name="T85">e</text:span> <text:span text:style-name="T145">endereço</text:span>, possibilita também o direcionamento para a compra dos ingressos para pessoas ou empresas podendo ser impulsionado para <text:span text:style-name="T145">aumentar</text:span> o <text:span text:style-name="T152">alcance</text:span> das publicações e com isso adquirir lucro máximo. Versáti<text:span text:style-name="T87">l</text:span> na criação de eventos o sistema permite o cooperativismo durante a cria<text:span text:style-name="T85">ç</text:span>ão da propaganda ficando a cargo do participante principal de armazenar, excluir, comercializar para terceiros ou aplicar para um dado evento, <text:span text:style-name="T88">sendo possível também visualizar e imprimir o banner sempre sendo apresentado uma configuração padrão para edição a posteriori</text:span>. <text:span text:style-name="T126">Além poder oferecer para a área de vendas.</text:span></text:p>
      <text:p text:style-name="P12">Layout</text:p>
      <text:p text:style-name="P95"><text:tab/><text:span text:style-name="T145">Responsável</text:span> por suprir as necessidades de edição de textos, padronização e edição de imagens, o <text:span text:style-name="T145">layout</text:span> tem importante<text:span text:style-name="T145">s</text:span> funções sobre os <text:span text:style-name="T145">subsistemas</text:span> oferecidos para todos os participantes, cliente e demais. <text:span text:style-name="T89">Com sua simplicidade na criação e pela apresentação de modelos pré-programados acelerando a criação, e com isso ganhando tempo para coisas com uma maior importância.</text:span></text:p>
      <text:p text:style-name="P13">Criação de <text:span text:style-name="T151">layout</text:span></text:p>
      <text:p text:style-name="P96"><text:tab/><text:span text:style-name="T90">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14">Cardápio</text:p>
      <text:p text:style-name="P97"><text:tab/>Sistema de disposição de receitas ofertadas durante um evento, podendo apresentar o preço de <text:span text:style-name="T151">seus itens</text:span> e <text:span text:style-name="T151">também</text:span> promoções, fazendo uso do editor de <text:span text:style-name="T151">layout</text:span> para maior agilidade na construção apresenta de maneira <text:span text:style-name="T152">o</text:span>rganizada e atraente aos convidados acesso as receitas, e itens utilizados no preparo</text:p>
      <text:p text:style-name="P15">Criação de <text:span text:style-name="T151">cardápio</text:span></text:p>
      <text:p text:style-name="P16"><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17">Promoção</text:p>
      <text:p text:style-name="P98"><text:tab/><text:span text:style-name="T151">Construído</text:span> para aumentar o n<text:span text:style-name="T122">ú</text:span>mero de vendas através de incentivos como, comprar em atacado, ou promoções de produtos que <text:span text:style-name="T122">es</text:span>tão na lista de desejos de usuários, além do fornecimento de um editor de promoções que pode ser <text:span text:style-name="T151">engatilhado</text:span> para apresentar uma promoção em um determinado período.</text:p>
      <text:p text:style-name="P18">Criação e administração de promoções</text:p>
      <text:p text:style-name="P99"><text:tab/>Para construção de promoções <text:span text:style-name="T124">o sistema é composto p</text:span>o<text:span text:style-name="T124">r um</text:span> sistema de edição de layout e contratos, podendo ser impulsionado e tendo a disposição a calculadora de lucros, onde será possível verificar o custo dos itens e comparar com o valor da promoção, <text:span text:style-name="T125">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3">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19"><text:span text:style-name="T91">C</text:span>ontrato</text:p>
      <text:p text:style-name="P100"><text:tab/>Sistema de simplificação e padronização de criação de contratos para itens internos do sistema, facilitando os produtores de evento e garantindo a todos a <text:span text:style-name="T146">seguridade</text:span> de suas criações.</text:p>
      <text:p text:style-name="P19">Criação de contrato</text:p>
      <text:p text:style-name="P100"><text:tab/>Sistema simplificado de cria<text:span text:style-name="T92">ç</text:span>ão de contrato apresenta um modelo padrão para as mais diversos <text:span text:style-name="T146">subsistemas</text:span> de criação, com o intuito de garantir e acelerar a criação <text:span text:style-name="T92">para </text:span>participantes, <text:span text:style-name="T92">conta também com um sistema de criação compartilhada e assinatura digital, além de ser possível o impulsionamento ficando a cargo, do participante principal, armazenar, excluir, comercializar para terceiros ou aplicar a algum evento.</text:span></text:p>
      <text:p text:style-name="P20">Monitor</text:p>
      <text:p text:style-name="P101"><text:tab/>Concebido com a finalidade de auxiliar o evento, durante <text:span text:style-name="T146">excussão,</text:span> o monitoramento possibilita avalia, corrigir problemas, e garantir o bom <text:span text:style-name="T146">funcionamento</text:span> do <text:span text:style-name="T146">evento</text:span> uma vez que é possível adicionar mais pessoas para participar, ou retirar caso seja necessário, <text:span text:style-name="T93">aumentar o raio de alcance das publicações, convidar mais pessoas, verificar os gastos em tempo real além de abrir uma conexão direta com todos os usuários do sistema presentes.</text:span></text:p>
      <text:p text:style-name="P21">Atividade de monitoramento</text:p>
      <text:p text:style-name="P102"><text:tab/><text:span text:style-name="T94">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22">Perfil</text:p>
      <text:p text:style-name="P103"><text:tab/>O editor de perfil permite <text:span text:style-name="T149">alterações</text:span> no perfil dos usuários, e sempre que o usuário estiver inativo por muito tempo, <text:span text:style-name="T148">fazem-se</text:span> perguntas não respondidas <text:span text:style-name="T95">do</text:span> perfil <text:span text:style-name="T148">a fim de preenchê-lo.</text:span> <text:span text:style-name="T96">Além de apresentar a lista de desejos pessoais do usuário com a possibilidade de compra.</text:span></text:p>
      <text:p text:style-name="P23">Edição de perfil</text:p>
      <text:p text:style-name="P104"><text:tab/>Durante o cadastro, para agilizar, a retenção de informações do usuário ficam a <text:span text:style-name="T148">merce</text:span> da disposição momentânea de informar seus dados, dessa forma é possível pular etapas, caso essas etapas sejam necessárias o usuário <text:span text:style-name="T150">poderá</text:span> <text:span text:style-name="T150">completá-las</text:span> <text:span text:style-name="T150">a partir</text:span> do editor de perfil, <text:span text:style-name="T97">ou através de notificações</text:span>, onde <text:span text:style-name="T98">o sistema se encarrega de notificar sobre pendências a serem, quando verificado baixo fluxo do participante no sistema</text:span>, altera<text:span text:style-name="T99">das permitindo acesso ao sistema de login canso o usuário não tenha salvo a senha</text:span>, adicion<text:span text:style-name="T100">adas</text:span> <text:span text:style-name="T150">excluídas.</text:span> <text:span text:style-name="T101">Também</text:span> anexar eventos feitos pelo mesmo, <text:span text:style-name="T150">a fim de</text:span> garantir um bom histórico no sistema e <text:span text:style-name="T150">aumentar</text:span> a sua confiabilidade em meio aos outros usuários, e caso necessite poderá criar <text:span text:style-name="T150">impulsionamentos</text:span> para <text:span text:style-name="T150">maximizar</text:span> ainda seu <text:span text:style-name="T150">alcance</text:span>, além de permitir <text:span text:style-name="T150">aos usuários</text:span> <text:span text:style-name="T102">a construção de lista de desejos dessa forma, ele poderá informa o desejo de adquirir algum item de alguma loja, sendo atualizado quando o seu objeto de desejo estiver em promoção.</text:span></text:p>
      <text:p text:style-name="P24">Histórico</text:p>
      <text:p text:style-name="P105"><text:tab/><text:span text:style-name="T103">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25">Criação de histórico</text:p>
      <text:p text:style-name="P106"><text:tab/>Com a necessidade de produção de um sistema <text:span text:style-name="T104">que</text:span> possa gerar um <text:span text:style-name="T147">histórico</text:span> de eventos <text:span text:style-name="T105">e de loja</text:span>, contendo dados de suma <text:span text:style-name="T147">importância</text:span> <text:span text:style-name="T104">para cada promotor</text:span>, o sistema de criação de hist<text:span text:style-name="T105">ó</text:span>rico permite a cada <text:span text:style-name="T147">usuário</text:span>, <text:span text:style-name="T106">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6">s</text:span>crições pr<text:span text:style-name="T106">ó</text:span>prias,<text:span text:style-name="T106"> criação de layout</text:span> <text:span text:style-name="T107">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26">Tema</text:p>
      <text:p text:style-name="P107"><text:tab/><text:span text:style-name="T108">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27">Criação de tema</text:p>
      <text:p text:style-name="P108"><text:tab/>Da criação de tema, este que pode ser totalmente externo, <text:span text:style-name="T109">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28">Participante</text:p>
      <text:p text:style-name="P109"><text:tab/><text:span text:style-name="T110">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29">Das particularidades do participante</text:p>
      <text:p text:style-name="P110"><text:tab/>Tem como <text:span text:style-name="T111">a possibilidade de visualizar suas</text:span> atividades sendo possível ter acesso a histórico do participante <text:span text:style-name="T111">e a loja cadastrada sues empreendimento com alugueis e frete através do comércio</text:span>, seu<text:span text:style-name="T112">s</text:span> eventos e a avaliaç<text:span text:style-name="T112">ões</text:span> <text:span text:style-name="T144">individuais</text:span>, al<text:span text:style-name="T113">é</text:span>m de ter acesso aos participantes <text:span text:style-name="T114">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30">Convidado</text:p>
      <text:p text:style-name="P3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32">Convite</text:p>
      <text:p text:style-name="P111"><text:tab/>Como o nome já diz, tratasse do convite, mas não se restringe a isso, pois o módulo convite possibilita que o usuário envie convite para amigos no sistema <text:span text:style-name="T184">e em redes sociais, podendo ter acesso ao tema do evento, se houver, além de manter um sistema de comunicação entre todos os participantes do evento.</text:span></text:p>
      <text:p text:style-name="P33">Selecionar e definir funções <text:span text:style-name="T185">de convidados</text:span></text:p>
      <text:p text:style-name="P34"><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30">Propriedade</text:p>
      <text:p text:style-name="P112"><text:tab/>Sistema de gerenciamento de ambientes para aluguéis, propriedade possibilita o cadastro com todos as mídias de layout e divulgação, manutenções. Em forma de lista para clientes.</text:p>
      <text:p text:style-name="P35">Administrar propriedades</text:p>
      <text:p text:style-name="P112"><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36">Loja</text:p>
      <text:p text:style-name="P113"><text:tab/>Com função bem determinada a loja contém todas as funções mais básicas e simplificadas para criar, administrar, e produzir transações de maneira rápida dentro do sistema dando a todos a possibilidade de criar sua loja ou de <text:span text:style-name="T143">simplesmente</text:span> oferecer alguns itens de consumo rápido.</text:p>
      <text:p text:style-name="P37">Criação de lista de produtos</text:p>
      <text:p text:style-name="P114"><text:tab/>A principal forma de comercializar os produtos <text:span text:style-name="T140">é através da </text:span>loja <text:span text:style-name="T140">e</text:span> da lista de produtos, onde é possível <text:span text:style-name="T115">cadastrar</text:span>, alterar, <text:span text:style-name="T141">adicionar números de parcelas do produto para o pagamento,</text:span> e excluir <text:span text:style-name="T116">produtos</text:span> internos e externos ao sistema dando-lhes características, preço, imagens, vídeos, podendo ser compartilhados em redes sociais, impulsiona<text:span text:style-name="T117">r</text:span> no <text:span text:style-name="T142">sistema</text:span>, <text:span text:style-name="T121">podendo criar</text:span> propagandas para dentro do sistema e fora dele, além de deter uma interface <text:span text:style-name="T118">para</text:span> administração, que <text:span text:style-name="T142">possibilita</text:span> alterar os dados do perfil através da loja caso seja necessário, <text:span text:style-name="T105">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38">Estoque</text:p>
      <text:p text:style-name="P115"><text:tab/>Da necessidade de controle de itens no estoque, está incluso no sistema um módul<text:span text:style-name="T127">o</text:span> espec<text:span text:style-name="T119">í</text:span>fico para <text:span text:style-name="T138">gerenciar</text:span> pedidos, <text:span text:style-name="T128">carregamento de</text:span> dados <text:span text:style-name="T128">de</text:span> bancos externos e <text:span text:style-name="T129">armazenamento de</text:span> dados de fornecedores, <text:span text:style-name="T138">possibilitando</text:span> assim um maior controle e velocidade do manuseio de m<text:span text:style-name="T130">e</text:span>rcadorias e logística.</text:p>
      <text:p text:style-name="P39">Administração de pedidos</text:p>
      <text:p text:style-name="P116"><text:tab/>A principal fu<text:span text:style-name="T138">n</text:span>ção do módulo de controle de estoque, e a criação e de pedidos e controle de todos os pedidos através de uma lista o<text:span text:style-name="T131">n</text:span>de é possível <text:span text:style-name="T138">confrontá-los</text:span>, com o n<text:span text:style-name="T131">ú</text:span>mero de itens no estoque, suas datas de validade, porções<text:span text:style-name="T132">(saco, pacote, lata, garrafa etc)</text:span> e acompanhar todas as previsões de vendas para o pe<text:span text:style-name="T131">rí</text:span>odo, <text:span text:style-name="T138">considerando</text:span> todas as promoções <text:span text:style-name="T131">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40">Pagamentos</text:p>
      <text:p text:style-name="P117"><text:tab/>Através de uma simplificada interface de pagamentos é possível fornecer tanto ao usuário comum como aos proprietários de lojas internas, a possibilidade de produzir e concluir <text:span text:style-name="T138">transações</text:span>, passando por todas as etapas e garantindo a <text:span text:style-name="T138">segurança</text:span> de ambos os participantes.</text:p>
      <text:p text:style-name="P40">Finalização de <text:span text:style-name="T138">transações</text:span> com pagamento</text:p>
      <text:p text:style-name="P117"><text:tab/>Com o módulo de pagamento é possível concluir <text:span text:style-name="T138">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41">Comprar</text:p>
      <text:p text:style-name="P118"><text:tab/>Durante as compras é possível criar uma lista de itens para consumo, além de obter sugestões de compras a partir de pessoas com perfil semelhante, aumentando as vendas e claro construindo gatilhos ara compras <text:span text:style-name="T153">automaticamente.</text:span></text:p>
      <text:p text:style-name="P42">Listas de compras</text:p>
      <text:p text:style-name="P119"><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4">Dando acesso a outras lojas ou ao modulo de pagamento.</text:span></text:p>
      <text:p text:style-name="P43">Alugar</text:p>
      <text:p text:style-name="P120"><text:soft-page-break/><text:tab/>Para casa, pousadas, etc. um sistema de alugueis muito prático, que inclui o sistema de pagamentos interno, uma opção para monetização de ambientes, automóveis etc.</text:p>
      <text:p text:style-name="P43">Lista de aluguéis</text:p>
      <text:p text:style-name="P156"><text:span text:style-name="T222"><text:tab/></text:span><text:span text:style-name="T226">Semelhante ao modulo de compras, lista de aluguéis permite ao participante alugar </text:span><text:span text:style-name="T227">e guardar os dados </text:span><text:span text:style-name="T226">simultaneamente vários itens ou estabelecimentos organizando-</text:span><text:span text:style-name="T228">os</text:span><text:span text:style-name="T226"> e</text:span><text:span text:style-name="T228">m</text:span><text:span text:style-name="T226">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29">ç</text:span><text:span text:style-name="T226">ão.</text:span></text:p>
      <text:p text:style-name="P158"><text:span text:style-name="T235">V</text:span><text:span text:style-name="T221">itrine</text:span></text:p>
      <text:p text:style-name="P159"><text:span text:style-name="T225"><text:tab/>A composição de todas as listas de participantes do sistema que podemos buscar </text:span><text:span text:style-name="T230">além de acesso ao perfil do participante. E</text:span><text:span text:style-name="T231">sse módulo permite a conexão entre os indivíduos do sistema sendo eles participantes, lojas ou servidores, </text:span><text:span text:style-name="T232">g</text:span><text:span text:style-name="T231">arantindo todas as ferramentas para sua interação, facilitando o encontro de ajuda em grupo</text:span><text:span text:style-name="T233">s</text:span><text:span text:style-name="T231"> de discuss</text:span><text:span text:style-name="T234">ão</text:span><text:span text:style-name="T231">.</text:span></text:p>
      <text:p text:style-name="P160"><text:span text:style-name="T236">L</text:span><text:span text:style-name="T221">ista de participantes</text:span></text:p>
      <text:p text:style-name="P163"><text:span text:style-name="T221"><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37">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1"><text:span text:style-name="T236">L</text:span><text:span text:style-name="T221">ista de debates</text:span></text:p>
      <text:p text:style-name="P164"><text:span text:style-name="T221"><text:tab/>Com um propósito </text:span><text:span text:style-name="T238">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39">com metadados “receitas”, o sistema listará como “</text:span><text:span text:style-name="T240">classes receitas</text:span><text:span text:style-name="T239">”, </text:span><text:span text:style-name="T241">expandindo </text:span><text:span text:style-name="T242">o conhecimento da comunidade </text:span><text:span text:style-name="T241">e adicionando filtros </text:span><text:span text:style-name="T243">ao sistema</text:span><text:span text:style-name="T239">. </text:span><text:span text:style-name="T244">Permite também que o participante crie um grupo com o tema de sua escolha.</text:span></text:p>
      <text:p text:style-name="P157"><text:span text:style-name="T223">L</text:span><text:span text:style-name="T224">ista de lojas</text:span></text:p>
      <text:p text:style-name="P165"><text:span text:style-name="T245"><text:tab/></text:span><text:span text:style-name="T246">Listas de lojas contém todas as lojas do sistema organizadas por lojas impulsionadas, melhores lojas, e lojas que o participante concluiu sua última transação. </text:span><text:span text:style-name="T247">Permite também que o participante cria sua loja.</text:span></text:p>
      <text:p text:style-name="P162"><text:span text:style-name="T246">L</text:span><text:span text:style-name="T221">ista de serviços</text:span></text:p>
      <text:p text:style-name="P166"><text:span text:style-name="T221"><text:tab/>Semelhante a </text:span><text:span text:style-name="T248">lista de</text:span><text:span text:style-name="T221"> lojas, esse módulo permite a contratação de serviços como transporte e frete, além de possibilitar o </text:span><text:span text:style-name="T249">aluguel de ambientes para eventos. </text:span></text:p>
      <text:p text:style-name="P120"><text:tab/></text:p>
      <text:p text:style-name="P44">Classificação de pessoas no sistema</text:p>
      <text:p text:style-name="P91"><text:tab/>O sistema conterá descrições para os tipos de <text:span text:style-name="T137">participantes, </text:span>a fim de esclarecimento do sistema, todos devem receber os mesmos acessos de produtos e serviços.</text:p>
      <text:p text:style-name="P45">Lobby de festas</text:p>
      <text:p text:style-name="P121"><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5">Destaques</text:p>
      <text:p text:style-name="P121"><text:tab/>Permite ao usuário ver todas as propagandas e promoções impulsionadas e mais bem avaliadas ordenadas pelo sistema, <text:span text:style-name="T186">listando</text:span> as atividades de usuários impulsionados ou muito bem avaliados <text:span text:style-name="T187">separando-os</text:span> por listas específicas <text:span text:style-name="T187">permitindo que todos os participantes no raio de alcance possam visualizar e caso tenham interesse em adquirir produto, ingresso ou a chance de contratar um profissional bem avaliado.</text:span></text:p>
      <text:p text:style-name="P46">Acessar</text:p>
      <text:p text:style-name="P122"><text:tab/><text:span text:style-name="T188">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7">Mapas</text:p>
      <text:p text:style-name="P123"><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89">O mapa possibilitará a projeção do trajeto sobe o mapa.</text:span></text:p>
      <text:p text:style-name="P48">Agenda</text:p>
      <text:p text:style-name="P124"><text:tab/><text:span text:style-name="T190">Sistema de controle, organização e manutenção do tempo e afazeres do participante, nesse módulo é possível ser gerenciado por múltiplos participantes, datas e horários e afazeres.</text:span></text:p>
      <text:p text:style-name="P49">Calendário</text:p>
      <text:p text:style-name="P125"><text:tab/><text:span text:style-name="T191">Sistema de datas e horários em planilhas cronológicas em formato para edição de afazeres, através do calendário é possível acessar o editor de afazeres e buscar afazeres específicos.</text:span></text:p>
      <text:p text:style-name="P50">Lista de afazeres</text:p>
      <text:p text:style-name="P126"><text:tab/>Sistema de lista de afazeres em ordem cronológica possibilitando o acesso ao editor de afazeres e busca<text:span text:style-name="T192">s</text:span> específic<text:span text:style-name="T192">a</text:span>s.</text:p>
      <text:p text:style-name="P51">Afazeres</text:p>
      <text:p text:style-name="P127"><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94">e </text:span>com acesso ao monitor, caso o evento esteja em andamento, <text:span text:style-name="T195">faz desse módulo um dos principais componentes que caracterizam o sistema</text:span>. <text:span text:style-name="T193">O calendário e lista de afazeres podem ser impressos.</text:span></text:p>
      <text:p text:style-name="P52">Checklist</text:p>
      <text:p text:style-name="P127"><text:tab/><text:span text:style-name="T196">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53">Sistema de evolução</text:p>
      <text:p text:style-name="P128"><text:span text:style-name="T193"><text:s/></text:span><text:span text:style-name="T8"><text:tab/></text:span><text:span text:style-name="T197">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54">Conferir</text:p>
      <text:p text:style-name="P129"><text:tab/><text:span text:style-name="T198">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55">Impulsionar</text:p>
      <text:p text:style-name="P130"><text:tab/>De forma simples os participantes, lojas, e itens poderão atingir um número maior de usuários com intuito de maximizar os lucros de um participante.</text:p>
      <text:p text:style-name="P55">Propulsor</text:p>
      <text:p text:style-name="P130"><text:tab/><text:span text:style-name="T199">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56">Gerador</text:p>
      <text:p text:style-name="P131"><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57">Gerar automaticamente </text:p>
      <text:p text:style-name="P132"><text:tab/><text:span text:style-name="T200">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58">Chat</text:p>
      <text:p text:style-name="P133"><text:tab/><text:span text:style-name="T201">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59">Bloqueio de participantes</text:p>
      <text:p text:style-name="P134"><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60">Chat de comunicação</text:p>
      <text:p text:style-name="P135"><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60">Criar debate</text:p>
      <text:p text:style-name="P135"><text:tab/>Sistema de criação de debate ou grupos de discussões entre participantes selecionados, fazendo uso do chat mas com o acréscimo da possibilidade de iniciar uma conversa privada com um participante do grupo, <text:span text:style-name="T202">e por fim, salvar os resultados do debate podendo mantê-lo publico ou privado</text:span>.</text:p>
      <text:p text:style-name="P61">Lista de debates</text:p>
      <text:p text:style-name="P136"><text:tab/>Sistema de lista de debates salvos pelo participante, com o intuito de recuperar discussões, podendo torná-las públicas ou privadas. Tais debates são posicionados na lista de debates, quando públicas, para o acesso geral mediante buscas.</text:p>
      <text:p text:style-name="P62">Configurações</text:p>
      <text:p text:style-name="P137"><text:tab/><text:span text:style-name="T203">Com a finalidade genérica de controle para operações com dados as configurações permitem também o controle de rascunhos e dados temporários para recuperação posterior além de compartilhamento em redes sociais.</text:span></text:p>
      <text:p text:style-name="P63">Configurar</text:p>
      <text:p text:style-name="P138"><text:tab/>Sistema de composto por Altera, Adicionar, Salvar, Deletar, Buscar, <text:span text:style-name="T205">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64">Acesso de usuários</text:p>
      <text:p text:style-name="P65"><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66">Cadastrar</text:p>
      <text:p text:style-name="P139"><text:tab/><text:span text:style-name="T204">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67">Login/Logout</text:p>
      <text:p text:style-name="P140"><text:tab/>Sistema simplificado de inicialização do sistema permite ao usuário entrar e sair, contudo garante a persistência de dados como rascunhos em módulos de criação, para futuras conclusões dos mesmos.<text:tab/></text:p>
      <text:p text:style-name="P68">Visualização</text:p>
      <text:p text:style-name="P141"><text:tab/>Um módulo que permite a visualização de todos os módulos que geram arte para impressão, de forma simplificada e <text:span text:style-name="T206">genérica.</text:span></text:p>
      <text:p text:style-name="P69">Projeção</text:p>
      <text:p text:style-name="P142"><text:tab/><text:span text:style-name="T206">Módulo reservado ao sistema para criação gráfica a partir de dados coletados possibilitando também a especulação gráfica da curva de evolução com base em dados obtidos da comunidade.</text:span></text:p>
      <text:p text:style-name="P70">Gerar gráficos</text:p>
      <text:p text:style-name="P143"><text:tab/>Principal função do sistema de geração de gráficos, basicamente esse é o propulsor do módulo uma vez que ele inicia todas as interações <text:span text:style-name="T207">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71">Transporte</text:p>
      <text:p text:style-name="P144"><text:tab/>Oferecendo um sistema para a suprimento da necessidade de transportar e fretar envios, o modulo transporte permite também o aluguel de veículos e todo o seu gerenciamento.</text:p>
      <text:p text:style-name="P72">Administrar veículos</text:p>
      <text:p text:style-name="P144"><text:tab/><text:span text:style-name="T208">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73">Editar frete</text:p>
      <text:p text:style-name="P145"><text:tab/>Esse módulo é o segundo mais importante do sistema de transporte, uma vez que ele é responsável por preencher veículos com motoristas para fretes, responsável também pelo calculo de lucros dos alugueis/fretes <text:s/>podendo fornecer ao cliente a contratação de frete gerando um histórico para geração de gráficos de curva de evolução.</text:p>
      <text:p text:style-name="P74">Entregar veículo</text:p>
      <text:p text:style-name="P146"><text:tab/>Um pouco mais simples mas tão importante quanto, o sistema de entrega de carros permite ao proprietário direcionar qual carro vai para qual serviço, podendo altera entre entrega, aluguel ou ser posto em <text:span text:style-name="T209">manutenção.</text:span></text:p>
      <text:p text:style-name="P75">Todos os transportes</text:p>
      <text:p text:style-name="P147"><text:tab/>Com a finalidade de guardar todos os dados de alugueis ou frete durante toda a vida comercial do usuário, esse sistema também permite uma rápida recuperação de dados para a criação dos gráficos de curva de evolução.</text:p>
      <text:p text:style-name="P76">Alugar veículos</text:p>
      <text:p text:style-name="P148"><text:tab/>Como o próprio nome sugere, alugar veículos permite o aluguel de um veículo com a possibilidade de selecionar algum indivíduo para dirigi-lo possibilitado por algum registro <text:span text:style-name="T210">nacional de condutores</text:span>.</text:p>
      <text:p text:style-name="P77">Imprimir</text:p>
      <text:p text:style-name="P149"><text:tab/>Modulo de <text:span text:style-name="T211">especialização</text:span> de para diferentes tipos de impressão, os quais devem apresentar algumas alterações <text:span text:style-name="T212">particulares </text:span>para <text:span text:style-name="T213">maior</text:span> adequação de impressão.</text:p>
      <text:p text:style-name="P91">São elas.</text:p>
      <text:p text:style-name="P78">Projeção</text:p>
      <text:p text:style-name="P150"><text:tab/>Construído com o intuito de generaliza todas as formas de projeção, esse módulo contem todas as ferramentas para a criação de gráficos para avaliação.</text:p>
      <text:p text:style-name="P78">Gerar gráficos</text:p>
      <text:p text:style-name="P150"><text:tab/>Podendo construir os gráficos dos módulos loja, transportar e propriedades apresentando-lhes variação entre períodos similares, variações por período, <text:span text:style-name="T214">expectativas</text:span> <text:span text:style-name="T214">e especulações do participante, com base em dados da comunidade, possibilitando que o participante possa entender os seus riscos antes de criar determinado investimento fazendo uso do histórico atualizado em tempo real pelo checklist.</text:span></text:p>
      <text:p text:style-name="P79">Acessar e compartilhar</text:p>
      <text:p text:style-name="P151"><text:tab/><text:span text:style-name="T215">Para mais rápida construção de um serviço de divulgação o módulo de compartilhamento possibilita a réplica de várias publicações em diferentes redes sociais cadastradas pelo usuário, diminuindo assim seu trabalho.</text:span></text:p>
      <text:p text:style-name="P80">Pulicar nas redes</text:p>
      <text:p text:style-name="P152"><text:tab/>Uma abstração dos tipos de publicação que <text:span text:style-name="T216">será</text:span> inserida nas redes sociais do participante juntamente as informações do sistema criando uma publicação com dupla intenção de <text:span text:style-name="T216">compartilhar o sistema e o evento do participante.</text:span></text:p>
      <text:p text:style-name="P81">Administrar redes</text:p>
      <text:p text:style-name="P153"><text:tab/><text:span text:style-name="T217">A administração de redes inclui o cadastro, alteração, persistência dos dados e exclusão de dados do participante, possibilitando o convide de amigos das redes cadastradas gerando a captura de dados das redes dos participantes.</text:span></text:p>
      <text:p text:style-name="P84">Cooperadores</text:p>
      <text:p text:style-name="P15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84">Interagir com</text:p>
      <text:p text:style-name="P155"><text:tab/>Equivalente ao módulo de administração pode-se a partir desse ponto convidar outros participantes do sistema, ou excluir participantes para a produção ou gerenciamento. <text:span text:style-name="T220">Que disponibilizará a atividade que o participante estiver sendo convidado no nível de atualização que estiver criando uma cópia que posteriormente será misturada a do participante principal através do módulo de mesclagem. </text:span></text:p>
      <text:p text:style-name="P83"><text:span text:style-name="T219">#</text:span>Assinatura digital</text:p>
      <text:p text:style-name="P154"><text:tab/>Da necessidade de autenticação dos participantes de maneira mais severa, o módulo de assinatura digital permite a confirmação de dados de uma pessoa para o sistema, <text:span text:style-name="T218">a fim de minimizar fraudes aumentando a segurança dos usuários, tendo os módulos de criar assinatura e confirmar assinatura disponível</text:span>.</text:p>
      <text:p text:style-name="P82"/>
      <text:p text:style-name="P78"/>
      <text:p text:style-name="P91">participante-estático (<text:span text:style-name="T139">PE</text:span>): convidado a exercer funções durante o evento, permanece esperando a promoção de <text:span text:style-name="T139">PE</text:span> para <text:span text:style-name="T139">PD.</text:span></text:p>
      <text:p text:style-name="P91">paticipante-dinâmico(<text:span text:style-name="T139">PD</text:span>):desempenha funções durante o evento.</text:p>
      <text:p text:style-name="P91">Participante-principal<text:span text:style-name="T120">(PP)</text:span>: cria, organiza, e monitora o evento podendo desempenhar funções durante o evento.</text:p>
      <text:p text:style-name="P91">Cliente: é todo individuo dentro ou fora do sistema não relacionado com o evento que esteja presente.</text:p>
      <text:p text:style-name="P91">Fornecedor: podendo ser loja ou participante.</text:p>
      <text:p text:style-name="P92">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24T16:40:34.061434470</dc:date>
    <meta:editing-duration>P1DT4H38M12S</meta:editing-duration>
    <meta:editing-cycles>247</meta:editing-cycles>
    <meta:generator>LibreOffice/5.1.6.2$Linux_X86_64 LibreOffice_project/10m0$Build-2</meta:generator>
    <meta:document-statistic meta:table-count="0" meta:image-count="0" meta:object-count="0" meta:page-count="2" meta:paragraph-count="190" meta:word-count="6777" meta:character-count="44007" meta:non-whitespace-character-count="37314"/>
  </office:meta>
</office:document-meta>
</file>